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1800000173C237B4CF.png" manifest:media-type="image/png"/>
  <manifest:file-entry manifest:full-path="Pictures/100002010000040F000000FF1C90FBBA.png" manifest:media-type="image/png"/>
  <manifest:file-entry manifest:full-path="Pictures/10000201000003BF000002DA35C1302D.png" manifest:media-type="image/png"/>
  <manifest:file-entry manifest:full-path="Pictures/100002010000020E0000006AEFB7454F.png" manifest:media-type="image/png"/>
  <manifest:file-entry manifest:full-path="Pictures/100002010000020C00000069C3208D57.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232000000B296A9AF19.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Standard">
      <style:text-properties officeooo:rsid="001e35ac" officeooo:paragraph-rsid="005cd8d8"/>
    </style:style>
    <style:style style:name="P5" style:family="paragraph" style:parent-style-name="Standard">
      <style:text-properties officeooo:rsid="001e35ac" officeooo:paragraph-rsid="007046b4"/>
    </style:style>
    <style:style style:name="P6" style:family="paragraph" style:parent-style-name="Standard">
      <style:text-properties officeooo:rsid="005cd8d8" officeooo:paragraph-rsid="007046b4"/>
    </style:style>
    <style:style style:name="P7" style:family="paragraph" style:parent-style-name="Standard">
      <style:text-properties officeooo:rsid="005cefed" officeooo:paragraph-rsid="007046b4"/>
    </style:style>
    <style:style style:name="P8" style:family="paragraph" style:parent-style-name="Heading">
      <style:paragraph-properties fo:break-before="page"/>
      <style:text-properties fo:language="es" fo:country="ES"/>
    </style:style>
    <style:style style:name="P9" style:family="paragraph" style:parent-style-name="Heading">
      <style:paragraph-properties fo:break-before="page"/>
      <style:text-properties fo:language="es" fo:country="ES" style:text-underline-style="none"/>
    </style:style>
    <style:style style:name="P10" style:family="paragraph" style:parent-style-name="Heading">
      <style:paragraph-properties fo:break-before="page"/>
      <style:text-properties fo:language="es" fo:country="ES" officeooo:rsid="0021ea09" officeooo:paragraph-rsid="0021ea09"/>
    </style:style>
    <style:style style:name="P11" style:family="paragraph" style:parent-style-name="Heading">
      <style:paragraph-properties fo:break-before="page"/>
      <style:text-properties fo:language="es" fo:country="ES" officeooo:paragraph-rsid="00186858"/>
    </style:style>
    <style:style style:name="P12" style:family="paragraph" style:parent-style-name="Heading">
      <style:paragraph-properties fo:break-before="page"/>
      <style:text-properties fo:language="es" fo:country="ES" officeooo:paragraph-rsid="00d498eb"/>
    </style:style>
    <style:style style:name="P13" style:family="paragraph" style:parent-style-name="Bibliography_20_Heading">
      <style:paragraph-properties fo:break-before="page"/>
    </style:style>
    <style:style style:name="P14" style:family="paragraph" style:parent-style-name="Heading">
      <style:text-properties fo:language="es" fo:country="ES"/>
    </style:style>
    <style:style style:name="P15" style:family="paragraph" style:parent-style-name="Heading">
      <style:text-properties fo:language="es" fo:country="ES" officeooo:paragraph-rsid="00186858"/>
    </style:style>
    <style:style style:name="P16"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7"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8"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19"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1"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2" style:family="paragraph" style:parent-style-name="Default">
      <style:paragraph-properties fo:line-height="150%" fo:text-align="center" style:justify-single-word="false" style:text-autospace="none"/>
      <style:text-properties fo:language="es" fo:country="ES"/>
    </style:style>
    <style:style style:name="P23"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4"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5" style:family="paragraph" style:parent-style-name="Text_20_body">
      <style:text-properties fo:language="es" fo:country="ES"/>
    </style:style>
    <style:style style:name="P26" style:family="paragraph" style:parent-style-name="Text_20_body">
      <style:text-properties fo:language="es" fo:country="ES" officeooo:paragraph-rsid="00134d53"/>
    </style:style>
    <style:style style:name="P27" style:family="paragraph" style:parent-style-name="Text_20_body">
      <style:text-properties fo:language="es" fo:country="ES" officeooo:paragraph-rsid="0023ea04"/>
    </style:style>
    <style:style style:name="P28" style:family="paragraph" style:parent-style-name="Text_20_body">
      <style:text-properties fo:language="es" fo:country="ES" officeooo:rsid="0023ea04" officeooo:paragraph-rsid="0023ea04"/>
    </style:style>
    <style:style style:name="P29" style:family="paragraph" style:parent-style-name="Text_20_body">
      <style:text-properties fo:language="es" fo:country="ES" officeooo:rsid="002572be" officeooo:paragraph-rsid="002572be"/>
    </style:style>
    <style:style style:name="P30" style:family="paragraph" style:parent-style-name="Text_20_body">
      <style:text-properties fo:language="es" fo:country="ES" officeooo:rsid="002e0bdf" officeooo:paragraph-rsid="0031aa6f"/>
    </style:style>
    <style:style style:name="P31" style:family="paragraph" style:parent-style-name="Text_20_body">
      <style:text-properties fo:language="es" fo:country="ES" officeooo:rsid="003b8ba4" officeooo:paragraph-rsid="003b8ba4"/>
    </style:style>
    <style:style style:name="P32" style:family="paragraph" style:parent-style-name="Text_20_body">
      <style:text-properties fo:language="es" fo:country="ES" officeooo:rsid="003b8ba4" officeooo:paragraph-rsid="0056eca7"/>
    </style:style>
    <style:style style:name="P33" style:family="paragraph" style:parent-style-name="Text_20_body">
      <style:text-properties fo:language="es" fo:country="ES" officeooo:rsid="0038bfe3" officeooo:paragraph-rsid="0038bfe3"/>
    </style:style>
    <style:style style:name="P34" style:family="paragraph" style:parent-style-name="Text_20_body">
      <style:text-properties fo:language="es" fo:country="ES" officeooo:rsid="0038bfe3" officeooo:paragraph-rsid="00c9e29a"/>
    </style:style>
    <style:style style:name="P35" style:family="paragraph" style:parent-style-name="Text_20_body">
      <style:text-properties fo:language="es" fo:country="ES" officeooo:rsid="0058dbda" officeooo:paragraph-rsid="0058dbda"/>
    </style:style>
    <style:style style:name="P36" style:family="paragraph" style:parent-style-name="Text_20_body">
      <style:text-properties fo:language="es" fo:country="ES" officeooo:paragraph-rsid="0038bfe3"/>
    </style:style>
    <style:style style:name="P37" style:family="paragraph" style:parent-style-name="Text_20_body">
      <style:paragraph-properties fo:line-height="150%" fo:text-align="justify" style:justify-single-word="false"/>
      <style:text-properties fo:language="es" fo:country="ES"/>
    </style:style>
    <style:style style:name="P38" style:family="paragraph" style:parent-style-name="Text_20_body">
      <style:text-properties fo:language="es" fo:country="ES" officeooo:rsid="004b4efb" officeooo:paragraph-rsid="00a4ae78"/>
    </style:style>
    <style:style style:name="P39" style:family="paragraph" style:parent-style-name="Text_20_body">
      <style:text-properties fo:language="es" fo:country="ES" officeooo:rsid="004b4efb" officeooo:paragraph-rsid="00a68840"/>
    </style:style>
    <style:style style:name="P40" style:family="paragraph" style:parent-style-name="Text_20_body">
      <style:text-properties fo:language="es" fo:country="ES" officeooo:rsid="004b4efb" officeooo:paragraph-rsid="00a82f6b"/>
    </style:style>
    <style:style style:name="P41" style:family="paragraph" style:parent-style-name="Text_20_body">
      <style:text-properties fo:language="es" fo:country="ES" officeooo:rsid="004b4efb" officeooo:paragraph-rsid="00ad278d"/>
    </style:style>
    <style:style style:name="P42" style:family="paragraph" style:parent-style-name="Text_20_body">
      <style:text-properties fo:language="es" fo:country="ES" officeooo:rsid="00c7a8bb" officeooo:paragraph-rsid="00c7a8bb"/>
    </style:style>
    <style:style style:name="P43" style:family="paragraph" style:parent-style-name="Text_20_body">
      <style:text-properties fo:language="es" fo:country="ES" officeooo:rsid="00a82f6b" officeooo:paragraph-rsid="00ad278d"/>
    </style:style>
    <style:style style:name="P44" style:family="paragraph" style:parent-style-name="Text_20_body">
      <style:text-properties fo:language="es" fo:country="ES" officeooo:rsid="00ad278d" officeooo:paragraph-rsid="00ad278d"/>
    </style:style>
    <style:style style:name="P45" style:family="paragraph" style:parent-style-name="Text_20_body">
      <style:text-properties fo:language="es" fo:country="ES" officeooo:rsid="00ad278d" officeooo:paragraph-rsid="00b0037b"/>
    </style:style>
    <style:style style:name="P46" style:family="paragraph" style:parent-style-name="Text_20_body">
      <style:text-properties fo:language="es" fo:country="ES" officeooo:rsid="004c847d" officeooo:paragraph-rsid="00d0a0e8"/>
    </style:style>
    <style:style style:name="P47" style:family="paragraph" style:parent-style-name="Text_20_body">
      <style:text-properties fo:language="es" fo:country="ES" officeooo:rsid="00c222d1" officeooo:paragraph-rsid="004deb02"/>
    </style:style>
    <style:style style:name="P48" style:family="paragraph" style:parent-style-name="Text_20_body">
      <style:text-properties fo:language="es" fo:country="ES" officeooo:rsid="00d81223" officeooo:paragraph-rsid="00d81223"/>
    </style:style>
    <style:style style:name="P49" style:family="paragraph" style:parent-style-name="Text_20_body">
      <style:text-properties fo:language="es" fo:country="ES" officeooo:rsid="00d95ace" officeooo:paragraph-rsid="00d95ace"/>
    </style:style>
    <style:style style:name="P50" style:family="paragraph" style:parent-style-name="Text_20_body">
      <style:text-properties fo:language="es" fo:country="ES" fo:font-weight="bold" officeooo:rsid="00d9eb8a" officeooo:paragraph-rsid="00d9eb8a" style:font-weight-asian="bold" style:font-weight-complex="bold"/>
    </style:style>
    <style:style style:name="P51" style:family="paragraph" style:parent-style-name="Text_20_body">
      <style:text-properties fo:language="es" fo:country="ES" fo:font-weight="bold" officeooo:rsid="00db6fbb" officeooo:paragraph-rsid="00db6fbb" style:font-weight-asian="bold" style:font-weight-complex="bold"/>
    </style:style>
    <style:style style:name="P52" style:family="paragraph" style:parent-style-name="Text_20_body">
      <style:text-properties fo:language="es" fo:country="ES" fo:font-weight="bold" officeooo:rsid="00dc8678" officeooo:paragraph-rsid="00dc8678" style:font-weight-asian="bold" style:font-weight-complex="bold"/>
    </style:style>
    <style:style style:name="P53" style:family="paragraph" style:parent-style-name="Text_20_body">
      <style:text-properties fo:language="es" fo:country="ES" fo:font-weight="bold" officeooo:rsid="00e6f816" officeooo:paragraph-rsid="00e6f816" style:font-weight-asian="bold" style:font-weight-complex="bold"/>
    </style:style>
    <style:style style:name="P54" style:family="paragraph" style:parent-style-name="Text_20_body">
      <style:text-properties fo:language="es" fo:country="ES" fo:font-weight="bold" officeooo:rsid="00e8dcdf" officeooo:paragraph-rsid="00e8dcdf" style:font-weight-asian="bold" style:font-weight-complex="bold"/>
    </style:style>
    <style:style style:name="P55" style:family="paragraph" style:parent-style-name="Text_20_body">
      <style:text-properties fo:language="es" fo:country="ES" officeooo:rsid="00de47f9" officeooo:paragraph-rsid="00de47f9"/>
    </style:style>
    <style:style style:name="P56" style:family="paragraph" style:parent-style-name="Text_20_body">
      <style:text-properties fo:language="es" fo:country="ES" officeooo:rsid="00df0392" officeooo:paragraph-rsid="00df0392"/>
    </style:style>
    <style:style style:name="P57" style:family="paragraph" style:parent-style-name="Text_20_body">
      <style:text-properties fo:language="es" fo:country="ES" officeooo:rsid="00e09ac9" officeooo:paragraph-rsid="00e09ac9"/>
    </style:style>
    <style:style style:name="P58" style:family="paragraph" style:parent-style-name="Text_20_body">
      <style:text-properties fo:language="es" fo:country="ES" officeooo:rsid="00e210ff" officeooo:paragraph-rsid="00e210ff"/>
    </style:style>
    <style:style style:name="P59" style:family="paragraph" style:parent-style-name="Text_20_body">
      <style:text-properties fo:language="es" fo:country="ES" officeooo:rsid="00e34212" officeooo:paragraph-rsid="00e34212"/>
    </style:style>
    <style:style style:name="P60" style:family="paragraph" style:parent-style-name="Text_20_body">
      <style:text-properties fo:language="es" fo:country="ES" officeooo:rsid="00e532d4" officeooo:paragraph-rsid="00e532d4"/>
    </style:style>
    <style:style style:name="P61" style:family="paragraph" style:parent-style-name="Text_20_body">
      <style:text-properties fo:language="es" fo:country="ES" fo:font-weight="normal" officeooo:rsid="00dc8678" officeooo:paragraph-rsid="00dc8678" style:font-weight-asian="normal" style:font-weight-complex="normal"/>
    </style:style>
    <style:style style:name="P62" style:family="paragraph" style:parent-style-name="Text_20_body">
      <style:text-properties fo:language="es" fo:country="ES" fo:font-weight="normal" officeooo:rsid="00dcbf10" officeooo:paragraph-rsid="00dcbf10" style:font-weight-asian="normal" style:font-weight-complex="normal"/>
    </style:style>
    <style:style style:name="P63" style:family="paragraph" style:parent-style-name="Text_20_body">
      <style:text-properties fo:language="es" fo:country="ES" fo:font-weight="normal" officeooo:rsid="00e8dcdf" officeooo:paragraph-rsid="00e8dcdf" style:font-weight-asian="normal" style:font-weight-complex="normal"/>
    </style:style>
    <style:style style:name="P64" style:family="paragraph" style:parent-style-name="Text_20_body">
      <style:text-properties fo:language="es" fo:country="ES" fo:font-weight="normal" officeooo:rsid="00eabd19" officeooo:paragraph-rsid="00eabd19" style:font-weight-asian="normal" style:font-weight-complex="normal"/>
    </style:style>
    <style:style style:name="P65" style:family="paragraph" style:parent-style-name="Text_20_body">
      <style:text-properties fo:language="es" fo:country="ES" fo:font-weight="normal" officeooo:rsid="00eb0be1" officeooo:paragraph-rsid="00eb0be1" style:font-weight-asian="normal" style:font-weight-complex="normal"/>
    </style:style>
    <style:style style:name="P66" style:family="paragraph" style:parent-style-name="Text_20_body">
      <style:text-properties fo:language="es" fo:country="ES" officeooo:paragraph-rsid="00f31545"/>
    </style:style>
    <style:style style:name="P67" style:family="paragraph" style:parent-style-name="Text_20_body">
      <style:text-properties fo:language="es" fo:country="ES" officeooo:rsid="00fff29a" officeooo:paragraph-rsid="00fff29a"/>
    </style:style>
    <style:style style:name="P68" style:family="paragraph" style:parent-style-name="Text_20_body">
      <style:text-properties fo:language="es" fo:country="ES" officeooo:paragraph-rsid="0102e035"/>
    </style:style>
    <style:style style:name="P69" style:family="paragraph" style:parent-style-name="Text_20_body">
      <style:text-properties fo:language="es" fo:country="ES" officeooo:rsid="0102e035" officeooo:paragraph-rsid="0102e035"/>
    </style:style>
    <style:style style:name="P70" style:family="paragraph" style:parent-style-name="Text_20_body">
      <style:paragraph-properties fo:text-align="center" style:justify-single-word="false"/>
      <style:text-properties fo:language="es" fo:country="ES" officeooo:rsid="010996f3" officeooo:paragraph-rsid="010996f3"/>
    </style:style>
    <style:style style:name="P71" style:family="paragraph" style:parent-style-name="Text_20_body">
      <style:text-properties officeooo:rsid="001e35ac" officeooo:paragraph-rsid="001e35ac"/>
    </style:style>
    <style:style style:name="P72" style:family="paragraph" style:parent-style-name="Text_20_body">
      <style:text-properties fo:font-size="10pt" fo:language="es" fo:country="ES" officeooo:rsid="002572be" officeooo:paragraph-rsid="002572be" style:font-size-asian="10pt" style:font-size-complex="10pt"/>
    </style:style>
    <style:style style:name="P73" style:family="paragraph" style:parent-style-name="Text_20_body">
      <style:text-properties officeooo:rsid="002b5f63" officeooo:paragraph-rsid="002b5f63"/>
    </style:style>
    <style:style style:name="P74" style:family="paragraph" style:parent-style-name="Text_20_body">
      <style:text-properties officeooo:rsid="002bc982" officeooo:paragraph-rsid="002bc982"/>
    </style:style>
    <style:style style:name="P75" style:family="paragraph" style:parent-style-name="Text_20_body">
      <style:text-properties officeooo:rsid="002e0bdf" officeooo:paragraph-rsid="002e0bdf"/>
    </style:style>
    <style:style style:name="P76" style:family="paragraph" style:parent-style-name="Text_20_body">
      <style:text-properties officeooo:rsid="002e0bdf" officeooo:paragraph-rsid="0031aa6f"/>
    </style:style>
    <style:style style:name="P77" style:family="paragraph" style:parent-style-name="Text_20_body">
      <style:text-properties officeooo:rsid="003869aa" officeooo:paragraph-rsid="003869aa"/>
    </style:style>
    <style:style style:name="P78" style:family="paragraph" style:parent-style-name="Text_20_body">
      <style:text-properties officeooo:rsid="0038bfe3" officeooo:paragraph-rsid="0038bfe3"/>
    </style:style>
    <style:style style:name="P79" style:family="paragraph" style:parent-style-name="Text_20_body">
      <style:text-properties officeooo:paragraph-rsid="003b8ba4"/>
    </style:style>
    <style:style style:name="P80" style:family="paragraph" style:parent-style-name="Text_20_body">
      <style:text-properties officeooo:rsid="003b8ba4" officeooo:paragraph-rsid="003b8ba4"/>
    </style:style>
    <style:style style:name="P81" style:family="paragraph" style:parent-style-name="Text_20_body">
      <style:text-properties officeooo:rsid="0041e9fb" officeooo:paragraph-rsid="0041e9fb"/>
    </style:style>
    <style:style style:name="P82" style:family="paragraph" style:parent-style-name="Text_20_body">
      <style:text-properties officeooo:rsid="0041e9fb" officeooo:paragraph-rsid="004fa9c7"/>
    </style:style>
    <style:style style:name="P83" style:family="paragraph" style:parent-style-name="Text_20_body">
      <style:text-properties officeooo:rsid="004fa9c7" officeooo:paragraph-rsid="004fa9c7"/>
    </style:style>
    <style:style style:name="P84" style:family="paragraph" style:parent-style-name="Text_20_body">
      <style:text-properties officeooo:rsid="0052263c" officeooo:paragraph-rsid="0052263c"/>
    </style:style>
    <style:style style:name="P85" style:family="paragraph" style:parent-style-name="Text_20_body">
      <style:text-properties officeooo:rsid="0058dbda" officeooo:paragraph-rsid="0058dbda"/>
    </style:style>
    <style:style style:name="P86" style:family="paragraph" style:parent-style-name="Text_20_body">
      <style:text-properties officeooo:paragraph-rsid="0059d62b"/>
    </style:style>
    <style:style style:name="P87" style:family="paragraph" style:parent-style-name="Text_20_body">
      <style:text-properties officeooo:rsid="005b250a" officeooo:paragraph-rsid="005b250a"/>
    </style:style>
    <style:style style:name="P88" style:family="paragraph" style:parent-style-name="Text_20_body">
      <style:text-properties officeooo:rsid="00a3c979" officeooo:paragraph-rsid="00bf5b7b"/>
    </style:style>
    <style:style style:name="P89" style:family="paragraph" style:parent-style-name="Text_20_body">
      <style:text-properties officeooo:rsid="00b0037b" officeooo:paragraph-rsid="00b11556"/>
    </style:style>
    <style:style style:name="P90" style:family="paragraph" style:parent-style-name="Text_20_body">
      <style:text-properties officeooo:paragraph-rsid="00b11556"/>
    </style:style>
    <style:style style:name="P91" style:family="paragraph" style:parent-style-name="Text_20_body">
      <style:text-properties officeooo:rsid="00b11556" officeooo:paragraph-rsid="00b11556"/>
    </style:style>
    <style:style style:name="P92" style:family="paragraph" style:parent-style-name="Text_20_body">
      <style:text-properties officeooo:rsid="00b6d030" officeooo:paragraph-rsid="00b6d030"/>
    </style:style>
    <style:style style:name="P93" style:family="paragraph" style:parent-style-name="Text_20_body">
      <style:text-properties officeooo:rsid="00b7b8ef" officeooo:paragraph-rsid="00b7b8ef"/>
    </style:style>
    <style:style style:name="P94" style:family="paragraph" style:parent-style-name="Text_20_body">
      <style:text-properties officeooo:rsid="00bcce7f" officeooo:paragraph-rsid="00bcce7f"/>
    </style:style>
    <style:style style:name="P95" style:family="paragraph" style:parent-style-name="Text_20_body">
      <style:text-properties officeooo:rsid="004deb02" officeooo:paragraph-rsid="004deb02"/>
    </style:style>
    <style:style style:name="P96" style:family="paragraph" style:parent-style-name="Text_20_body">
      <style:text-properties officeooo:paragraph-rsid="00cebeaa"/>
    </style:style>
    <style:style style:name="P97" style:family="paragraph" style:parent-style-name="Text_20_body">
      <style:text-properties officeooo:paragraph-rsid="00d0a0e8"/>
    </style:style>
    <style:style style:name="P98" style:family="paragraph" style:parent-style-name="Text_20_body">
      <style:text-properties officeooo:paragraph-rsid="00d2826b"/>
    </style:style>
    <style:style style:name="P99" style:family="paragraph" style:parent-style-name="Text_20_body">
      <style:text-properties officeooo:rsid="00f0a498" officeooo:paragraph-rsid="01092989"/>
    </style:style>
    <style:style style:name="P100"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101" style:family="paragraph" style:parent-style-name="Bibliography_20_1">
      <style:paragraph-properties>
        <style:tab-stops/>
      </style:paragraph-properties>
    </style:style>
    <style:style style:name="P102" style:family="paragraph" style:parent-style-name="Bibliography_20_1">
      <style:paragraph-properties>
        <style:tab-stops/>
      </style:paragraph-properties>
      <style:text-properties officeooo:paragraph-rsid="00935f0a"/>
    </style:style>
    <style:style style:name="P103" style:family="paragraph" style:parent-style-name="Bibliography_20_1">
      <style:paragraph-properties>
        <style:tab-stops/>
      </style:paragraph-properties>
      <style:text-properties officeooo:paragraph-rsid="00979d9e"/>
    </style:style>
    <style:style style:name="P104" style:family="paragraph" style:parent-style-name="Bibliography_20_1">
      <style:paragraph-properties>
        <style:tab-stops/>
      </style:paragraph-properties>
      <style:text-properties officeooo:paragraph-rsid="008cfbba"/>
    </style:style>
    <style:style style:name="P105" style:family="paragraph" style:parent-style-name="Bibliography_20_1">
      <style:paragraph-properties>
        <style:tab-stops/>
      </style:paragraph-properties>
      <style:text-properties officeooo:rsid="008c21f6" officeooo:paragraph-rsid="008c21f6"/>
    </style:style>
    <style:style style:name="P106" style:family="paragraph" style:parent-style-name="Bibliography_20_1">
      <style:paragraph-properties>
        <style:tab-stops/>
      </style:paragraph-properties>
      <style:text-properties officeooo:rsid="008c21f6" officeooo:paragraph-rsid="0093f6be"/>
    </style:style>
    <style:style style:name="P107" style:family="paragraph" style:parent-style-name="Bibliography_20_1">
      <style:paragraph-properties>
        <style:tab-stops/>
      </style:paragraph-properties>
      <style:text-properties officeooo:rsid="0095e8cf" officeooo:paragraph-rsid="0095e8cf"/>
    </style:style>
    <style:style style:name="P108" style:family="paragraph" style:parent-style-name="Bibliography_20_1">
      <style:paragraph-properties>
        <style:tab-stops/>
      </style:paragraph-properties>
      <style:text-properties officeooo:rsid="0095e8cf" officeooo:paragraph-rsid="00979d9e"/>
    </style:style>
    <style:style style:name="P109" style:family="paragraph" style:parent-style-name="Bibliography_20_1">
      <style:paragraph-properties>
        <style:tab-stops/>
      </style:paragraph-properties>
      <style:text-properties officeooo:rsid="0095e8cf" officeooo:paragraph-rsid="00a31031"/>
    </style:style>
    <style:style style:name="P110" style:family="paragraph" style:parent-style-name="Bibliography_20_1">
      <style:paragraph-properties>
        <style:tab-stops/>
      </style:paragraph-properties>
      <style:text-properties officeooo:rsid="00f0a498" officeooo:paragraph-rsid="00f0a498"/>
    </style:style>
    <style:style style:name="P111" style:family="paragraph" style:parent-style-name="Bibliography_20_1">
      <style:paragraph-properties>
        <style:tab-stops/>
      </style:paragraph-properties>
      <style:text-properties officeooo:rsid="00faa60c" officeooo:paragraph-rsid="00fca7ae"/>
    </style:style>
    <style:style style:name="P112" style:family="paragraph" style:parent-style-name="Standard" style:list-style-name="L2">
      <style:text-properties fo:language="es" fo:country="ES" officeooo:rsid="01092989" officeooo:paragraph-rsid="01092989"/>
    </style:style>
    <style:style style:name="P113" style:family="paragraph" style:parent-style-name="Standard">
      <style:text-properties fo:language="es" fo:country="ES" officeooo:rsid="01092989" officeooo:paragraph-rsid="01092989"/>
    </style:style>
    <style:style style:name="P114" style:family="paragraph" style:parent-style-name="Standard" style:list-style-name="L2">
      <style:text-properties officeooo:rsid="01092989" officeooo:paragraph-rsid="01092989"/>
    </style:style>
    <style:style style:name="P115" style:family="paragraph" style:parent-style-name="Heading" style:master-page-name="First_20_Page">
      <style:paragraph-properties style:page-number="auto"/>
      <style:text-properties fo:language="es" fo:country="ES"/>
    </style:style>
    <style:style style:name="P116" style:family="paragraph" style:parent-style-name="Heading" style:master-page-name="Página_20_no_20_numerada">
      <style:paragraph-properties style:page-number="auto"/>
      <style:text-properties fo:language="es" fo:country="ES" officeooo:paragraph-rsid="000f0c74"/>
    </style:style>
    <style:style style:name="P117" style:family="paragraph" style:parent-style-name="Heading" style:master-page-name="Standard">
      <style:paragraph-properties style:page-number="auto"/>
      <style:text-properties fo:language="es" fo:country="ES"/>
    </style:style>
    <style:style style:name="P118" style:family="paragraph" style:parent-style-name="Heading">
      <style:text-properties fo:language="es" fo:country="ES"/>
    </style:style>
    <style:style style:name="P119" style:family="paragraph" style:parent-style-name="Heading">
      <style:paragraph-properties fo:break-before="page"/>
      <style:text-properties fo:language="es" fo:country="ES" officeooo:paragraph-rsid="003a7824"/>
    </style:style>
    <style:style style:name="P120" style:family="paragraph" style:parent-style-name="Text_20_body">
      <style:text-properties fo:language="es" fo:country="ES"/>
    </style:style>
    <style:style style:name="P121" style:family="paragraph" style:parent-style-name="Text_20_body" style:list-style-name="L1">
      <style:text-properties fo:language="es" fo:country="ES"/>
    </style:style>
    <style:style style:name="P122" style:family="paragraph" style:parent-style-name="Text_20_body" style:list-style-name="L1">
      <style:text-properties fo:language="es" fo:country="ES" officeooo:paragraph-rsid="0027931e"/>
    </style:style>
    <style:style style:name="P123" style:family="paragraph" style:parent-style-name="Text_20_body" style:list-style-name="L1">
      <style:text-properties fo:language="es" fo:country="ES" officeooo:rsid="00c7a8bb" officeooo:paragraph-rsid="00c7a8bb"/>
    </style:style>
    <style:style style:name="P124" style:family="paragraph" style:parent-style-name="Text_20_body" style:list-style-name="L2">
      <style:text-properties fo:language="es" fo:country="ES" officeooo:rsid="00f63749" officeooo:paragraph-rsid="00f63749"/>
    </style:style>
    <style:style style:name="P125" style:family="paragraph" style:parent-style-name="Text_20_body" style:list-style-name="L2">
      <style:text-properties fo:language="es" fo:country="ES" officeooo:rsid="00f862c6" officeooo:paragraph-rsid="00f862c6"/>
    </style:style>
    <style:style style:name="P126" style:family="paragraph" style:parent-style-name="Text_20_body" style:list-style-name="L2">
      <style:text-properties fo:language="es" fo:country="ES" officeooo:rsid="00f7c6c9" officeooo:paragraph-rsid="00f7c6c9"/>
    </style:style>
    <style:style style:name="P127" style:family="paragraph" style:parent-style-name="Text_20_body">
      <style:text-properties fo:language="es" fo:country="ES" officeooo:rsid="0102e035" officeooo:paragraph-rsid="0102e035"/>
    </style:style>
    <style:style style:name="P128" style:family="paragraph" style:parent-style-name="Text_20_body">
      <style:text-properties fo:language="es" fo:country="ES" officeooo:rsid="00fff29a" officeooo:paragraph-rsid="00fff29a"/>
    </style:style>
    <style:style style:name="P129" style:family="paragraph" style:parent-style-name="Text_20_body" style:list-style-name="L2">
      <style:text-properties fo:language="es" fo:country="ES" officeooo:rsid="00fff29a" officeooo:paragraph-rsid="00fff29a"/>
    </style:style>
    <style:style style:name="P130" style:family="paragraph" style:parent-style-name="Text_20_body">
      <style:text-properties fo:language="es" fo:country="ES" officeooo:rsid="00fff29a" officeooo:paragraph-rsid="010d1f10"/>
    </style:style>
    <style:style style:name="P131" style:family="paragraph" style:parent-style-name="Text_20_body" style:list-style-name="L2">
      <style:text-properties fo:language="es" fo:country="ES" officeooo:rsid="010037a9" officeooo:paragraph-rsid="010037a9"/>
    </style:style>
    <style:style style:name="P132" style:family="paragraph" style:parent-style-name="Text_20_body">
      <style:text-properties fo:language="es" fo:country="ES" officeooo:rsid="01092989" officeooo:paragraph-rsid="01092989"/>
    </style:style>
    <style:style style:name="P133" style:family="paragraph" style:parent-style-name="Text_20_body" style:list-style-name="L3">
      <style:text-properties fo:language="es" fo:country="ES"/>
    </style:style>
    <style:style style:name="P134" style:family="paragraph" style:parent-style-name="Text_20_body">
      <style:text-properties fo:language="es" fo:country="ES" officeooo:paragraph-rsid="010951f6"/>
    </style:style>
    <style:style style:name="P135" style:family="paragraph" style:parent-style-name="Text_20_body">
      <style:text-properties fo:language="es" fo:country="ES" officeooo:rsid="010d1f10" officeooo:paragraph-rsid="010d1f10"/>
    </style:style>
    <style:style style:name="P136" style:family="paragraph" style:parent-style-name="Text_20_body">
      <style:text-properties officeooo:paragraph-rsid="0110afa8"/>
    </style:style>
    <style:style style:name="P137" style:family="paragraph" style:parent-style-name="Text_20_body">
      <style:text-properties officeooo:rsid="01116ac5" officeooo:paragraph-rsid="01128d5e"/>
    </style:style>
    <style:style style:name="P138" style:family="paragraph" style:parent-style-name="Text_20_body">
      <style:text-properties officeooo:rsid="01116ac5" officeooo:paragraph-rsid="01160051"/>
    </style:style>
    <style:style style:name="P139" style:family="paragraph" style:parent-style-name="Text_20_body">
      <style:text-properties officeooo:rsid="01116ac5" officeooo:paragraph-rsid="01190c56"/>
    </style:style>
    <style:style style:name="P140" style:family="paragraph" style:parent-style-name="Text_20_body">
      <style:text-properties officeooo:rsid="01116ac5" officeooo:paragraph-rsid="012003f7"/>
    </style:style>
    <style:style style:name="P141" style:family="paragraph" style:parent-style-name="Text_20_body">
      <style:text-properties officeooo:rsid="01116ac5" officeooo:paragraph-rsid="013a4355"/>
    </style:style>
    <style:style style:name="P142" style:family="paragraph" style:parent-style-name="Text_20_body">
      <style:text-properties officeooo:rsid="01116ac5" officeooo:paragraph-rsid="013e58c6"/>
    </style:style>
    <style:style style:name="P143" style:family="paragraph" style:parent-style-name="Text_20_body">
      <style:text-properties officeooo:rsid="01128d5e" officeooo:paragraph-rsid="01128d5e"/>
    </style:style>
    <style:style style:name="P144" style:family="paragraph" style:parent-style-name="Text_20_body">
      <style:text-properties officeooo:rsid="0113deae" officeooo:paragraph-rsid="0113deae"/>
    </style:style>
    <style:style style:name="P145" style:family="paragraph" style:parent-style-name="Text_20_body">
      <style:text-properties officeooo:rsid="011439b3" officeooo:paragraph-rsid="011439b3"/>
    </style:style>
    <style:style style:name="P146" style:family="paragraph" style:parent-style-name="Text_20_body">
      <style:text-properties officeooo:paragraph-rsid="00fdfda5"/>
    </style:style>
    <style:style style:name="P147" style:family="paragraph" style:parent-style-name="Text_20_body">
      <style:text-properties officeooo:paragraph-rsid="0102e035"/>
    </style:style>
    <style:style style:name="P148" style:family="paragraph" style:parent-style-name="Text_20_body">
      <style:text-properties officeooo:rsid="0121c717" officeooo:paragraph-rsid="0121c717"/>
    </style:style>
    <style:style style:name="P149" style:family="paragraph" style:parent-style-name="Text_20_body">
      <style:text-properties officeooo:rsid="0121c717" officeooo:paragraph-rsid="0123fbde"/>
    </style:style>
    <style:style style:name="P150" style:family="paragraph" style:parent-style-name="Text_20_body">
      <style:text-properties officeooo:rsid="0126eaf1" officeooo:paragraph-rsid="0126eaf1"/>
    </style:style>
    <style:style style:name="P151" style:family="paragraph" style:parent-style-name="Text_20_body">
      <style:text-properties officeooo:rsid="0126eaf1" officeooo:paragraph-rsid="012bd030"/>
    </style:style>
    <style:style style:name="P152" style:family="paragraph" style:parent-style-name="Text_20_body">
      <style:text-properties officeooo:rsid="0129bb4d" officeooo:paragraph-rsid="0129bb4d"/>
    </style:style>
    <style:style style:name="P153" style:family="paragraph" style:parent-style-name="Text_20_body">
      <style:text-properties officeooo:rsid="0129bb4d" officeooo:paragraph-rsid="012a2bff"/>
    </style:style>
    <style:style style:name="P154" style:family="paragraph" style:parent-style-name="Text_20_body">
      <style:text-properties officeooo:rsid="01334031" officeooo:paragraph-rsid="01334031"/>
    </style:style>
    <style:style style:name="P155" style:family="paragraph" style:parent-style-name="Text_20_body">
      <style:text-properties officeooo:rsid="0136cfb2" officeooo:paragraph-rsid="0136cfb2"/>
    </style:style>
    <style:style style:name="P156" style:family="paragraph" style:parent-style-name="Text_20_body">
      <style:text-properties officeooo:rsid="0137f30c" officeooo:paragraph-rsid="0137f30c"/>
    </style:style>
    <style:style style:name="P157" style:family="paragraph" style:parent-style-name="Text_20_body">
      <style:paragraph-properties fo:text-align="center" style:justify-single-word="false"/>
      <style:text-properties officeooo:rsid="0137f30c" officeooo:paragraph-rsid="0137f30c"/>
    </style:style>
    <style:style style:name="P158" style:family="paragraph" style:parent-style-name="Text_20_body">
      <style:text-properties officeooo:rsid="013c36f2" officeooo:paragraph-rsid="013c36f2"/>
    </style:style>
    <style:style style:name="P159" style:family="paragraph" style:parent-style-name="Text_20_body">
      <style:text-properties officeooo:rsid="013e58c6" officeooo:paragraph-rsid="013e58c6"/>
    </style:style>
    <style:style style:name="P160" style:family="paragraph" style:parent-style-name="Text_20_body">
      <style:text-properties officeooo:rsid="01439979" officeooo:paragraph-rsid="01439979"/>
    </style:style>
    <style:style style:name="P161" style:family="paragraph" style:parent-style-name="Text_20_body">
      <style:text-properties officeooo:rsid="01463a62" officeooo:paragraph-rsid="01463a62"/>
    </style:style>
    <style:style style:name="P162" style:family="paragraph" style:parent-style-name="Text_20_body">
      <style:text-properties officeooo:paragraph-rsid="000e3576"/>
    </style:style>
    <style:style style:name="P163" style:family="paragraph" style:parent-style-name="Text_20_body">
      <style:text-properties officeooo:paragraph-rsid="010d1f10"/>
    </style:style>
    <style:style style:name="P164" style:family="paragraph" style:parent-style-name="Heading_20_1">
      <style:text-properties fo:language="es" fo:country="ES"/>
    </style:style>
    <style:style style:name="P165" style:family="paragraph" style:parent-style-name="Heading_20_1" style:list-style-name="">
      <style:text-properties fo:language="es" fo:country="ES"/>
    </style:style>
    <style:style style:name="P166" style:family="paragraph" style:parent-style-name="Heading_20_1" style:list-style-name="">
      <style:text-properties fo:language="es" fo:country="ES" officeooo:paragraph-rsid="00186858"/>
    </style:style>
    <style:style style:name="P167" style:family="paragraph" style:parent-style-name="Heading_20_1">
      <style:text-properties fo:language="es" fo:country="ES" officeooo:rsid="00fdfda5" officeooo:paragraph-rsid="00fdfda5"/>
    </style:style>
    <style:style style:name="P168" style:family="paragraph" style:parent-style-name="Heading_20_1">
      <style:text-properties fo:language="es" fo:country="ES" officeooo:paragraph-rsid="0031aa6f"/>
    </style:style>
    <style:style style:name="P169" style:family="paragraph" style:parent-style-name="Heading_20_1">
      <style:text-properties fo:language="es" fo:country="ES" style:text-underline-style="none" officeooo:rsid="003f3cef" officeooo:paragraph-rsid="003f3cef"/>
    </style:style>
    <style:style style:name="P170" style:family="paragraph" style:parent-style-name="Contents_20_2">
      <style:paragraph-properties>
        <style:tab-stops>
          <style:tab-stop style:position="13.501cm" style:type="right" style:leader-style="dotted" style:leader-text="."/>
        </style:tab-stops>
      </style:paragraph-properties>
    </style:style>
    <style:style style:name="P171" style:family="paragraph" style:parent-style-name="Contents_20_Heading" style:master-page-name="Index">
      <style:paragraph-properties style:page-number="auto"/>
    </style:style>
    <style:style style:name="P172" style:family="paragraph" style:parent-style-name="Contents_20_1">
      <style:paragraph-properties>
        <style:tab-stops>
          <style:tab-stop style:position="14cm" style:type="right" style:leader-style="dotted" style:leader-text="."/>
        </style:tab-stops>
      </style:paragraph-properties>
    </style:style>
    <style:style style:name="P173" style:family="paragraph" style:parent-style-name="Heading_20_2">
      <style:text-properties fo:language="es" fo:country="ES"/>
    </style:style>
    <style:style style:name="P174" style:family="paragraph" style:parent-style-name="Heading_20_2">
      <style:text-properties fo:language="es" fo:country="ES" officeooo:paragraph-rsid="000e3576"/>
    </style:style>
    <style:style style:name="P175" style:family="paragraph" style:parent-style-name="Heading_20_2">
      <style:text-properties fo:language="es" fo:country="ES" officeooo:rsid="0031aa6f" officeooo:paragraph-rsid="0031aa6f"/>
    </style:style>
    <style:style style:name="P176" style:family="paragraph" style:parent-style-name="Heading_20_2">
      <style:text-properties fo:language="es" fo:country="ES" officeooo:rsid="003298b1" officeooo:paragraph-rsid="003298b1"/>
    </style:style>
    <style:style style:name="P177" style:family="paragraph" style:parent-style-name="Heading_20_2">
      <style:text-properties fo:language="es" fo:country="ES" style:text-underline-style="none" officeooo:rsid="003f3cef" officeooo:paragraph-rsid="003f3cef"/>
    </style:style>
    <style:style style:name="P178" style:family="paragraph" style:parent-style-name="Heading_20_2">
      <style:text-properties fo:language="es" fo:country="ES" officeooo:rsid="003e1b1c" officeooo:paragraph-rsid="003e1b1c"/>
    </style:style>
    <style:style style:name="P179" style:family="paragraph" style:parent-style-name="Heading_20_2">
      <style:text-properties fo:language="es" fo:country="ES" officeooo:rsid="0045a294" officeooo:paragraph-rsid="0045a294"/>
    </style:style>
    <style:style style:name="P180" style:family="paragraph" style:parent-style-name="Heading_20_2">
      <style:text-properties fo:language="es" fo:country="ES" officeooo:paragraph-rsid="010d1f10"/>
    </style:style>
    <style:style style:name="P181" style:family="paragraph" style:parent-style-name="Heading_20_2">
      <style:text-properties fo:language="es" fo:country="ES" officeooo:rsid="0110afa8" officeooo:paragraph-rsid="0110afa8"/>
    </style:style>
    <style:style style:name="P182" style:family="paragraph" style:parent-style-name="Heading_20_2">
      <style:text-properties fo:language="es" fo:country="ES" officeooo:paragraph-rsid="011b095d"/>
    </style:style>
    <style:style style:name="P183" style:family="paragraph" style:parent-style-name="Heading_20_2">
      <style:text-properties officeooo:rsid="0041e9fb" officeooo:paragraph-rsid="0041e9fb"/>
    </style:style>
    <style:style style:name="P184" style:family="paragraph" style:parent-style-name="Heading_20_3">
      <style:text-properties fo:language="es" fo:country="ES"/>
    </style:style>
    <style:style style:name="P185" style:family="paragraph" style:parent-style-name="Heading_20_3">
      <style:text-properties fo:language="es" fo:country="ES" officeooo:rsid="0038bfe3" officeooo:paragraph-rsid="0038bfe3"/>
    </style:style>
    <style:style style:name="P186" style:family="paragraph" style:parent-style-name="Heading_20_3">
      <style:text-properties fo:language="es" fo:country="ES" officeooo:rsid="003f3cef" officeooo:paragraph-rsid="003f3cef"/>
    </style:style>
    <style:style style:name="P187" style:family="paragraph" style:parent-style-name="Heading_20_3">
      <style:text-properties fo:language="es" fo:country="ES" officeooo:rsid="00690698" officeooo:paragraph-rsid="00690698"/>
    </style:style>
    <style:style style:name="P188" style:family="paragraph" style:parent-style-name="Heading_20_3">
      <style:text-properties fo:language="es" fo:country="ES" officeooo:rsid="003b8ba4" officeooo:paragraph-rsid="003b8ba4"/>
    </style:style>
    <style:style style:name="P189" style:family="paragraph" style:parent-style-name="Heading_20_3">
      <style:text-properties officeooo:rsid="0058dbda" officeooo:paragraph-rsid="0058dbda"/>
    </style:style>
    <style:style style:name="P190" style:family="paragraph" style:parent-style-name="Heading_20_3">
      <style:text-properties officeooo:rsid="0059d62b" officeooo:paragraph-rsid="0059d62b"/>
    </style:style>
    <style:style style:name="P191" style:family="paragraph" style:parent-style-name="Heading_20_3">
      <style:text-properties officeooo:rsid="0038bfe3" officeooo:paragraph-rsid="01176758"/>
    </style:style>
    <style:style style:name="P192" style:family="paragraph" style:parent-style-name="Heading_20_3">
      <style:text-properties officeooo:rsid="0038bfe3" officeooo:paragraph-rsid="01190c56"/>
    </style:style>
    <style:style style:name="P193" style:family="paragraph" style:parent-style-name="Heading_20_3">
      <style:text-properties officeooo:rsid="01463a62" officeooo:paragraph-rsid="01463a62"/>
    </style:style>
    <style:style style:name="P194" style:family="paragraph" style:parent-style-name="Contents_20_3">
      <style:paragraph-properties>
        <style:tab-stops>
          <style:tab-stop style:position="13.002cm" style:type="right" style:leader-style="dotted" style:leader-text="."/>
        </style:tab-stops>
      </style:paragraph-properties>
    </style:style>
    <style:style style:name="P195" style:family="paragraph" style:parent-style-name="Preformatted_20_Text">
      <style:text-properties officeooo:rsid="0121c717" officeooo:paragraph-rsid="0121c717"/>
    </style:style>
    <style:style style:name="P196" style:family="paragraph" style:parent-style-name="Preformatted_20_Text">
      <style:paragraph-properties fo:margin-top="0cm" fo:margin-bottom="0.499cm" style:contextual-spacing="false" fo:widows="1" fo:padding="0.049cm" fo:border="0.06pt solid #dddddd"/>
    </style:style>
    <style:style style:name="P197" style:family="paragraph" style:parent-style-name="Preformatted_20_Text">
      <style:paragraph-properties fo:widows="1" fo:padding="0.049cm" fo:border="0.06pt solid #dddddd"/>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8cfbba" style:font-weight-asian="bold" style:font-weight-complex="bold"/>
    </style:style>
    <style:style style:name="T15" style:family="text">
      <style:text-properties fo:font-weight="bold" officeooo:rsid="0090a426" style:font-weight-asian="bold" style:font-weight-complex="bold"/>
    </style:style>
    <style:style style:name="T16" style:family="text">
      <style:text-properties fo:font-weight="bold" officeooo:rsid="00935f0a" style:font-weight-asian="bold" style:font-weight-complex="bold"/>
    </style:style>
    <style:style style:name="T17" style:family="text">
      <style:text-properties fo:font-weight="bold" officeooo:rsid="00fba641" style:font-weight-asian="bold" style:font-weight-complex="bold"/>
    </style:style>
    <style:style style:name="T18" style:family="text">
      <style:text-properties fo:font-weight="bold" officeooo:rsid="0128b088" style:font-weight-asian="bold" style:font-weight-complex="bold"/>
    </style:style>
    <style:style style:name="T19" style:family="text">
      <style:text-properties fo:font-weight="bold" officeooo:rsid="0126eaf1" style:font-weight-asian="bold" style:font-weight-complex="bold"/>
    </style:style>
    <style:style style:name="T20" style:family="text">
      <style:text-properties fo:font-weight="bold" officeooo:rsid="0135271c" style:font-weight-asian="bold" style:font-weight-complex="bold"/>
    </style:style>
    <style:style style:name="T21" style:family="text">
      <style:text-properties fo:language="es" fo:country="ES"/>
    </style:style>
    <style:style style:name="T22" style:family="text">
      <style:text-properties fo:language="es" fo:country="ES" officeooo:rsid="003b8ba4"/>
    </style:style>
    <style:style style:name="T23" style:family="text">
      <style:text-properties fo:language="es" fo:country="ES" officeooo:rsid="0058dbda"/>
    </style:style>
    <style:style style:name="T24" style:family="text">
      <style:text-properties fo:language="es" fo:country="ES" officeooo:rsid="0058ffb2"/>
    </style:style>
    <style:style style:name="T25" style:family="text">
      <style:text-properties fo:language="es" fo:country="ES" officeooo:rsid="004c847d"/>
    </style:style>
    <style:style style:name="T26" style:family="text">
      <style:text-properties fo:language="es" fo:country="ES" officeooo:rsid="006bebb9"/>
    </style:style>
    <style:style style:name="T27" style:family="text">
      <style:text-properties fo:language="es" fo:country="ES" officeooo:rsid="006c589d"/>
    </style:style>
    <style:style style:name="T28" style:family="text">
      <style:text-properties fo:language="es" fo:country="ES" officeooo:rsid="006ca063"/>
    </style:style>
    <style:style style:name="T29" style:family="text">
      <style:text-properties fo:language="es" fo:country="ES" officeooo:rsid="006cfae2"/>
    </style:style>
    <style:style style:name="T30" style:family="text">
      <style:text-properties fo:language="es" fo:country="ES" officeooo:rsid="006fa6f2"/>
    </style:style>
    <style:style style:name="T31" style:family="text">
      <style:text-properties fo:language="es" fo:country="ES" officeooo:rsid="0070005c"/>
    </style:style>
    <style:style style:name="T32" style:family="text">
      <style:text-properties fo:language="es" fo:country="ES" officeooo:rsid="00a35a36"/>
    </style:style>
    <style:style style:name="T33" style:family="text">
      <style:text-properties fo:language="es" fo:country="ES" officeooo:rsid="00ab4949"/>
    </style:style>
    <style:style style:name="T34" style:family="text">
      <style:text-properties fo:language="es" fo:country="ES" officeooo:rsid="00abac2f"/>
    </style:style>
    <style:style style:name="T35" style:family="text">
      <style:text-properties fo:language="es" fo:country="ES" officeooo:rsid="00ad278d"/>
    </style:style>
    <style:style style:name="T36" style:family="text">
      <style:text-properties fo:language="es" fo:country="ES" officeooo:rsid="00b0037b"/>
    </style:style>
    <style:style style:name="T37" style:family="text">
      <style:text-properties fo:language="es" fo:country="ES" officeooo:rsid="00b07ab1"/>
    </style:style>
    <style:style style:name="T38" style:family="text">
      <style:text-properties fo:language="es" fo:country="ES" officeooo:rsid="00b0c619"/>
    </style:style>
    <style:style style:name="T39" style:family="text">
      <style:text-properties fo:language="es" fo:country="ES" officeooo:rsid="00b11673"/>
    </style:style>
    <style:style style:name="T40" style:family="text">
      <style:text-properties fo:language="es" fo:country="ES" officeooo:rsid="00b38b84"/>
    </style:style>
    <style:style style:name="T41" style:family="text">
      <style:text-properties fo:language="es" fo:country="ES" officeooo:rsid="00b3fe59"/>
    </style:style>
    <style:style style:name="T42" style:family="text">
      <style:text-properties fo:language="es" fo:country="ES" officeooo:rsid="00b59796"/>
    </style:style>
    <style:style style:name="T43" style:family="text">
      <style:text-properties fo:language="es" fo:country="ES" officeooo:rsid="00b7b8ef"/>
    </style:style>
    <style:style style:name="T44" style:family="text">
      <style:text-properties fo:language="es" fo:country="ES" officeooo:rsid="00be9dd7"/>
    </style:style>
    <style:style style:name="T45" style:family="text">
      <style:text-properties fo:language="es" fo:country="ES" officeooo:rsid="00c222d1"/>
    </style:style>
    <style:style style:name="T46" style:family="text">
      <style:text-properties fo:language="es" fo:country="ES" officeooo:rsid="00c34819"/>
    </style:style>
    <style:style style:name="T47" style:family="text">
      <style:text-properties fo:language="es" fo:country="ES" officeooo:rsid="00d3077c"/>
    </style:style>
    <style:style style:name="T48" style:family="text">
      <style:text-properties fo:language="es" fo:country="ES" officeooo:rsid="00d61f0e"/>
    </style:style>
    <style:style style:name="T49" style:family="text">
      <style:text-properties fo:language="es" fo:country="ES" officeooo:rsid="00efbb82"/>
    </style:style>
    <style:style style:name="T50" style:family="text">
      <style:text-properties fo:language="es" fo:country="ES" officeooo:rsid="01086a8b"/>
    </style:style>
    <style:style style:name="T51" style:family="text">
      <style:text-properties fo:language="es" fo:country="ES" officeooo:rsid="0108d214"/>
    </style:style>
    <style:style style:name="T52" style:family="text">
      <style:text-properties fo:language="es" fo:country="ES" officeooo:rsid="01092989"/>
    </style:style>
    <style:style style:name="T53" style:family="text">
      <style:text-properties fo:language="es" fo:country="ES" officeooo:rsid="0110afa8"/>
    </style:style>
    <style:style style:name="T54" style:family="text">
      <style:text-properties fo:language="es" fo:country="ES" officeooo:rsid="01127cb0"/>
    </style:style>
    <style:style style:name="T55" style:family="text">
      <style:text-properties fo:language="es" fo:country="ES" officeooo:rsid="01128d5e"/>
    </style:style>
    <style:style style:name="T56" style:family="text">
      <style:text-properties fo:language="es" fo:country="ES" officeooo:rsid="01160051"/>
    </style:style>
    <style:style style:name="T57" style:family="text">
      <style:text-properties fo:language="es" fo:country="ES" officeooo:rsid="01161c08"/>
    </style:style>
    <style:style style:name="T58" style:family="text">
      <style:text-properties fo:language="es" fo:country="ES" officeooo:rsid="01190c56"/>
    </style:style>
    <style:style style:name="T59" style:family="text">
      <style:text-properties fo:language="es" fo:country="ES" officeooo:rsid="00fdfda5"/>
    </style:style>
    <style:style style:name="T60" style:family="text">
      <style:text-properties fo:language="es" fo:country="ES" officeooo:rsid="012003f7"/>
    </style:style>
    <style:style style:name="T61" style:family="text">
      <style:text-properties fo:language="es" fo:country="ES" fo:font-weight="bold" style:font-weight-asian="bold" style:font-weight-complex="bold"/>
    </style:style>
    <style:style style:name="T62" style:family="text">
      <style:text-properties fo:language="es" fo:country="ES" fo:font-weight="bold" officeooo:rsid="01128d5e" style:font-weight-asian="bold" style:font-weight-complex="bold"/>
    </style:style>
    <style:style style:name="T63" style:family="text">
      <style:text-properties fo:language="es" fo:country="ES" officeooo:rsid="013a4355"/>
    </style:style>
    <style:style style:name="T64" style:family="text">
      <style:text-properties fo:language="es" fo:country="ES" officeooo:rsid="013d6cda"/>
    </style:style>
    <style:style style:name="T65" style:family="text">
      <style:text-properties fo:language="es" fo:country="ES" officeooo:rsid="01463a62"/>
    </style:style>
    <style:style style:name="T66" style:family="text">
      <style:text-properties fo:language="es" fo:country="ES" officeooo:rsid="01073d36"/>
    </style:style>
    <style:style style:name="T67" style:family="text">
      <style:text-properties fo:language="es" fo:country="ES" officeooo:rsid="010ef7e6"/>
    </style:style>
    <style:style style:name="T68" style:family="text">
      <style:text-properties fo:language="es" fo:country="ES" officeooo:rsid="0149aa38"/>
    </style:style>
    <style:style style:name="T69" style:family="text">
      <style:text-properties fo:language="es" fo:country="ES" officeooo:rsid="014abe9c"/>
    </style:style>
    <style:style style:name="T70" style:family="text">
      <style:text-properties fo:font-weight="normal" style:font-weight-asian="normal" style:font-weight-complex="normal"/>
    </style:style>
    <style:style style:name="T71" style:family="text">
      <style:text-properties fo:font-weight="normal" officeooo:rsid="008c21f6" style:font-weight-asian="normal" style:font-weight-complex="normal"/>
    </style:style>
    <style:style style:name="T72" style:family="text">
      <style:text-properties fo:font-weight="normal" officeooo:rsid="00db1db5" style:font-weight-asian="normal" style:font-weight-complex="normal"/>
    </style:style>
    <style:style style:name="T73" style:family="text">
      <style:text-properties fo:font-weight="normal" officeooo:rsid="00dc8678" style:font-weight-asian="normal" style:font-weight-complex="normal"/>
    </style:style>
    <style:style style:name="T74" style:family="text">
      <style:text-properties fo:font-weight="normal" officeooo:rsid="0128b088" style:font-weight-asian="normal" style:font-weight-complex="normal"/>
    </style:style>
    <style:style style:name="T75" style:family="text">
      <style:text-properties fo:font-weight="normal" officeooo:rsid="0129bb4d" style:font-weight-asian="normal" style:font-weight-complex="normal"/>
    </style:style>
    <style:style style:name="T76" style:family="text">
      <style:text-properties fo:font-weight="normal" officeooo:rsid="012a2bff" style:font-weight-asian="normal" style:font-weight-complex="normal"/>
    </style:style>
    <style:style style:name="T77" style:family="text">
      <style:text-properties fo:font-weight="normal" officeooo:rsid="0135271c" style:font-weight-asian="normal" style:font-weight-complex="normal"/>
    </style:style>
    <style:style style:name="T78" style:family="text">
      <style:text-properties fo:font-weight="normal" officeooo:rsid="013fefd4" style:font-weight-asian="normal" style:font-weight-complex="normal"/>
    </style:style>
    <style:style style:name="T79" style:family="text">
      <style:text-properties officeooo:rsid="000b3c31"/>
    </style:style>
    <style:style style:name="T80" style:family="text">
      <style:text-properties officeooo:rsid="000d2e1f"/>
    </style:style>
    <style:style style:name="T81" style:family="text">
      <style:text-properties officeooo:rsid="00134d53"/>
    </style:style>
    <style:style style:name="T82" style:family="text">
      <style:text-properties officeooo:rsid="002296b4"/>
    </style:style>
    <style:style style:name="T83" style:family="text">
      <style:text-properties officeooo:rsid="0023ea04"/>
    </style:style>
    <style:style style:name="T84" style:family="text">
      <style:text-properties officeooo:rsid="002572be"/>
    </style:style>
    <style:style style:name="T85" style:family="text">
      <style:text-properties fo:font-size="10pt" fo:font-style="italic" style:font-size-asian="10pt" style:font-style-asian="italic" style:font-size-complex="10pt" style:font-style-complex="italic"/>
    </style:style>
    <style:style style:name="T86" style:family="text">
      <style:text-properties officeooo:rsid="0025f5b5"/>
    </style:style>
    <style:style style:name="T87" style:family="text">
      <style:text-properties officeooo:rsid="0027931e"/>
    </style:style>
    <style:style style:name="T88" style:family="text">
      <style:text-properties officeooo:rsid="002962b2"/>
    </style:style>
    <style:style style:name="T89" style:family="text">
      <style:text-properties officeooo:rsid="00299f3d"/>
    </style:style>
    <style:style style:name="T90" style:family="text">
      <style:text-properties officeooo:rsid="002fae82"/>
    </style:style>
    <style:style style:name="T91" style:family="text">
      <style:text-properties officeooo:rsid="003869aa"/>
    </style:style>
    <style:style style:name="T92" style:family="text">
      <style:text-properties officeooo:rsid="003f3cef"/>
    </style:style>
    <style:style style:name="T93" style:family="text">
      <style:text-properties officeooo:rsid="00411bd4"/>
    </style:style>
    <style:style style:name="T94" style:family="text">
      <style:text-properties officeooo:rsid="004fa9c7"/>
    </style:style>
    <style:style style:name="T95" style:family="text">
      <style:text-properties officeooo:rsid="0051147e"/>
    </style:style>
    <style:style style:name="T96" style:family="text">
      <style:text-properties officeooo:rsid="0052263c"/>
    </style:style>
    <style:style style:name="T97" style:family="text">
      <style:text-properties officeooo:rsid="00530a9d"/>
    </style:style>
    <style:style style:name="T98" style:family="text">
      <style:text-properties officeooo:rsid="005348d3"/>
    </style:style>
    <style:style style:name="T99" style:family="text">
      <style:text-properties officeooo:rsid="0056eca7"/>
    </style:style>
    <style:style style:name="T100" style:family="text">
      <style:text-properties officeooo:rsid="005c325f"/>
    </style:style>
    <style:style style:name="T101" style:family="text">
      <style:text-properties officeooo:rsid="008c21f6"/>
    </style:style>
    <style:style style:name="T102" style:family="text">
      <style:text-properties officeooo:rsid="0091605d"/>
    </style:style>
    <style:style style:name="T103" style:family="text">
      <style:text-properties officeooo:rsid="00935f0a"/>
    </style:style>
    <style:style style:name="T104" style:family="text">
      <style:text-properties officeooo:rsid="00973619"/>
    </style:style>
    <style:style style:name="T105" style:family="text">
      <style:text-properties officeooo:rsid="009a23ad"/>
    </style:style>
    <style:style style:name="T106" style:family="text">
      <style:text-properties officeooo:rsid="00a338a1"/>
    </style:style>
    <style:style style:name="T107" style:family="text">
      <style:text-properties officeooo:rsid="00a4ae78"/>
    </style:style>
    <style:style style:name="T108" style:family="text">
      <style:text-properties officeooo:rsid="00a68840"/>
    </style:style>
    <style:style style:name="T109" style:family="text">
      <style:text-properties officeooo:rsid="00a82f6b"/>
    </style:style>
    <style:style style:name="T110" style:family="text">
      <style:text-properties officeooo:rsid="00b83257"/>
    </style:style>
    <style:style style:name="T111" style:family="text">
      <style:text-properties officeooo:rsid="00bf03fb"/>
    </style:style>
    <style:style style:name="T112" style:family="text">
      <style:text-properties officeooo:rsid="00df0392"/>
    </style:style>
    <style:style style:name="T113" style:family="text">
      <style:text-properties officeooo:rsid="00e26253"/>
    </style:style>
    <style:style style:name="T114" style:family="text">
      <style:text-properties officeooo:rsid="00eb9a33"/>
    </style:style>
    <style:style style:name="T115" style:family="text">
      <style:text-properties officeooo:rsid="00f31545"/>
    </style:style>
    <style:style style:name="T116" style:family="text">
      <style:text-properties officeooo:rsid="01073d36"/>
    </style:style>
    <style:style style:name="T117" style:family="text">
      <style:text-properties officeooo:rsid="010ef7e6"/>
    </style:style>
    <style:style style:name="T118" style:family="text">
      <style:text-properties officeooo:rsid="011b095d"/>
    </style:style>
    <style:style style:name="T119" style:family="text">
      <style:text-properties fo:font-variant="normal" fo:text-transform="none" fo:color="#000000" style:font-name="monospace" fo:font-size="10.5pt" fo:letter-spacing="normal" fo:font-style="normal" fo:font-weight="normal"/>
    </style:style>
    <style:style style:name="T120"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21"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22" style:family="text">
      <style:text-properties officeooo:rsid="01221b1b"/>
    </style:style>
    <style:style style:name="T123" style:family="text">
      <style:text-properties officeooo:rsid="01240fc6"/>
    </style:style>
    <style:style style:name="T124" style:family="text">
      <style:text-properties officeooo:rsid="0125229f"/>
    </style:style>
    <style:style style:name="T125" style:family="text">
      <style:text-properties officeooo:rsid="0128b088"/>
    </style:style>
    <style:style style:name="T126" style:family="text">
      <style:text-properties officeooo:rsid="01317a9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25"/>
      <text:p text:style-name="P25"/>
      <text:p text:style-name="P25"/>
      <text:p text:style-name="P25"><draw:frame draw:style-name="fr2" draw:name="gráficos1" text:anchor-type="paragraph" svg:width="2.15cm" svg:height="2.131cm" draw:z-index="0"><draw:image xlink:href="Pictures/2000000700000866000008533B9777BA.svm" xlink:type="simple" xlink:show="embed" xlink:actuate="onLoad"/></draw:frame></text:p>
      <text:p text:style-name="P16">Universidad de Mendoza </text:p>
      <text:p text:style-name="P16">Facultad de Ingeniería </text:p>
      <text:p text:style-name="P17">Ingeniería en <text:span text:style-name="T79">Informática</text:span></text:p>
      <text:p text:style-name="P17"/>
      <text:p text:style-name="P17"/>
      <text:p text:style-name="P22"><text:span text:style-name="T1">“</text:span><text:span text:style-name="T2">Optimización de queries con aprendizaje automático</text:span><text:span text:style-name="T1">”</text:span></text:p>
      <text:p text:style-name="P17"/>
      <text:p text:style-name="P17"/>
      <text:p text:style-name="P20"/>
      <text:p text:style-name="P23"><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4"><text:span text:style-name="T8">Asesor:</text:span><text:span text:style-name="T5"> </text:span><text:span text:style-name="T6">Ing. Daniel Quinteros</text:span></text:p>
      <text:p text:style-name="P21"/>
      <text:p text:style-name="P18"/>
      <text:p text:style-name="P19">Mendoza, <text:span text:style-name="T95">Octubre </text:span>de 201<text:span text:style-name="T79">5</text:span></text:p>
      <text:p text:style-name="P116">AGRADECIMIENTOS</text:p>
      <text:p text:style-name="P25"/>
      <text:p text:style-name="P10">RESUMEN</text:p>
      <text:p text:style-name="P26">Se denomina<text:span text:style-name="T80">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80">no se respetan algunas normas específicas o si se realiza una mala construcción, el sistema incluso podría resultar inutilizable para el usuario final. </text:span>Por lo tanto, es <text:span text:style-name="T81">imprescindible formular estas queries de la mejor manera posible.</text:span></text:p>
      <text:p text:style-name="P26">En este trabajo se ha desarrollado un <text:span text:style-name="T80">sistema </text:span>capaz de <text:span text:style-name="T82">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6">La solución planteada además de cumplir con el propósito principal de <text:span text:style-name="T80">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6"><text:span text:style-name="T81">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171">ÍNDICE</text:p>
          </text:index-title>
          <text:p text:style-name="P172">INTRODUCCIÓN<text:tab/>6</text:p>
          <text:p text:style-name="P172">Problema de investigación<text:tab/>6</text:p>
          <text:p text:style-name="P172">Propuesta de solución<text:tab/>6</text:p>
          <text:p text:style-name="P172">Justificación<text:tab/>7</text:p>
          <text:p text:style-name="P172">Objetivos<text:tab/>8</text:p>
          <text:p text:style-name="P172">MARCO TEÓRICO<text:tab/>9</text:p>
          <text:p text:style-name="P172">CAPÍTULO I<text:tab/>9</text:p>
          <text:p text:style-name="P172">I.Sistema de Bases de Datos<text:tab/>9</text:p>
          <text:p text:style-name="P170">I.1.Concepto de Sistema de Bases de Datos<text:tab/>9</text:p>
          <text:p text:style-name="P170">I.2.Concepto de Bases de Datos<text:tab/>10</text:p>
          <text:p text:style-name="P170">I.3.Modelos y Bases de Datos Relacionales<text:tab/>11</text:p>
          <text:p text:style-name="P170">I.4.Lenguaje SQL<text:tab/>12</text:p>
          <text:p text:style-name="P194">I.4.1.Operaciones de definición de datos (DDL)<text:tab/>12</text:p>
          <text:p text:style-name="P194">I.4.2.Operaciones de manipulación de datos (DML)<text:tab/>13</text:p>
          <text:p text:style-name="P194">I.4.3.El Catálogo de SQL<text:tab/>18</text:p>
          <text:p text:style-name="P172">CAPÍTULO II<text:tab/>19</text:p>
          <text:p text:style-name="P172">II.Spring Framework<text:tab/>19</text:p>
          <text:p text:style-name="P170">II.1.Concepto de Framework<text:tab/>19</text:p>
          <text:p text:style-name="P170">II.2.Spring Framework<text:tab/>22</text:p>
          <text:p text:style-name="P170">II.3.Lenguaje de programación JAVA<text:tab/>23</text:p>
          <text:p text:style-name="P194">II.3.1.Programación orientada a objetos<text:tab/>23</text:p>
          <text:p text:style-name="P194">II.3.2.Características de la programación orientada a objetos<text:tab/>26</text:p>
          <text:p text:style-name="P172">CAPÍTULO III<text:tab/>30</text:p>
          <text:p text:style-name="P172">III.Inteligencia Artificial<text:tab/>30</text:p>
          <text:p text:style-name="P170">III.1.Concepto de Inteligencia Artificial<text:tab/>30</text:p>
          <text:p text:style-name="P170">III.2.Aprendizaje Automático<text:tab/>31</text:p>
          <text:p text:style-name="P194">III.2.1.Concepto de aprendizaje automático<text:tab/>31</text:p>
          <text:p text:style-name="P194">III.2.2.Árboles de decisión<text:tab/>32</text:p>
          <text:p text:style-name="P194">III.2.3.Aprendizaje bayesiano<text:tab/>32</text:p>
          <text:p text:style-name="P194"><text:soft-page-break/>III.2.4.Aprendizaje por refuerzo (?)<text:tab/>32</text:p>
          <text:p text:style-name="P194">III.2.5.Random Forest (Selva aleatoria)<text:tab/>32</text:p>
          <text:p text:style-name="P194">III.2.6.Modelos de aprendizaje automático<text:tab/>32</text:p>
          <text:p text:style-name="P194">III.2.7.Tipos de algoritmos de aprendizaje automático<text:tab/>33</text:p>
          <text:p text:style-name="P194">III.2.8.Herramienta de aprendizaje automático MAHOUT<text:tab/>36</text:p>
          <text:p text:style-name="P170">III.3.Minería de Datos<text:tab/>46</text:p>
          <text:p text:style-name="P172">CAPÍTULO IV<text:tab/>47</text:p>
          <text:p text:style-name="P172">IV.Tecnologías WEB<text:tab/>47</text:p>
          <text:p text:style-name="P170">IV.1.Aplicación WEB<text:tab/>47</text:p>
          <text:p text:style-name="P194">IV.1.1.Estructura de las aplicaciones WEB<text:tab/>47</text:p>
          <text:p text:style-name="P170">IV.2.Jquery<text:tab/>48</text:p>
          <text:p text:style-name="P170">IV.3.Bootstrap<text:tab/>49</text:p>
          <text:p text:style-name="P172">DESARROLLO DE INGENIERÍA<text:tab/>50</text:p>
          <text:p text:style-name="P172">CAPÍTULO V<text:tab/>50</text:p>
          <text:p text:style-name="P172">V.Descripción general de la arquitectura<text:tab/>50</text:p>
          <text:p text:style-name="P172">CAPÍTULO VI<text:tab/>51</text:p>
          <text:p text:style-name="P172">CAPÍTULO VIII<text:tab/>51</text:p>
          <text:p text:style-name="P172">VI.Interfaz de usuario<text:tab/>51</text:p>
          <text:p text:style-name="P170">VI.1.Pantallas y funcionamiento<text:tab/>52</text:p>
          <text:p text:style-name="P194">VI.1.1.Inicio de sesión<text:tab/>52</text:p>
          <text:p text:style-name="P194">VI.1.2.Pantalla principal<text:tab/>53</text:p>
          <text:p text:style-name="P172">LÍNEAS FUTURAS<text:tab/>58</text:p>
          <text:p text:style-name="P172">APÉNDICE<text:tab/>60</text:p>
        </text:index-body>
      </text:table-of-content>
      <text:p text:style-name="P15"/>
      <text:p text:style-name="P11"><text:toc-mark-start text:id="IMark111611944" text:outline-level="1"/>INTRODUCCIÓN<text:toc-mark-end text:id="IMark111611944"/></text:p>
      <text:p text:style-name="P25"/>
      <text:h text:style-name="P165" text:outline-level="1">Problema de investigación</text:h>
      <text:p text:style-name="P27">Los <text:span text:style-name="T83">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8">En este caso <text:span text:style-name="T84">analizaremos un factor clave que provoca demoras de ejecución, la interacción con los motores de bases de datos.</text:span></text:p>
      <text:p text:style-name="P29">Construir queries de estructura incorrecta puede dejar al sistema inutilizable para el usuario final.</text:p>
      <text:p text:style-name="P29">Citas...”<text:span text:style-name="T9">Network Perfomance Frustration”</text:span></text:p>
      <text:p text:style-name="P29"><text:span text:style-name="T85">Según informes de consultoras internacionales, un usuario promedio de Tecnologías de la Información estaría </text:span><text:span text:style-name="Strong_20_Emphasis"><text:span text:style-name="T85">desperdiciando</text:span></text:span><text:span text:style-name="T85"> hasta </text:span><text:span text:style-name="Strong_20_Emphasis"><text:span text:style-name="T85">2 horas al mes</text:span></text:span><text:span text:style-name="T85"> debido a los retrasos causados por los sistemas, para un total de 3 días al año. Que puede parecer poco pero para una empresa con 100 empleados significa una fuga de productividad equivalente a </text:span><text:span text:style-name="Strong_20_Emphasis"><text:span text:style-name="T85">300 días de sueldos</text:span></text:span><text:span text:style-name="T85">.</text:span></text:p>
      <text:p text:style-name="P72">“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166" text:outline-level="1">Propuesta de solución</text:h>
      <text:p text:style-name="P25">La propuesta para este trabajo es desarrollar un sistema integral de gestión <text:span text:style-name="T84">de queries que </text:span>cumpla con los siguientes requisitos:</text:p>
      <text:p text:style-name="P25"/>
      <text:list xml:id="list5673823879201374165" text:style-name="L1">
        <text:list-item>
          <text:p text:style-name="P121">Que sea una arquitectura modular y versátil que permita reutilizar o <text:soft-page-break/>modificar los <text:span text:style-name="T86">motores de bases de datos a analizar.</text:span></text:p>
        </text:list-item>
        <text:list-item>
          <text:p text:style-name="P121">Que sea capaz de <text:span text:style-name="T87">recomendar nuevas queries que en efecto, sean más veloces</text:span>.</text:p>
        </text:list-item>
        <text:list-item>
          <text:p text:style-name="P122">Que <text:span text:style-name="T87">las queries recomendadas cumplan con las normas ISO/IEC 9075, ISO/IEC 13249</text:span>.</text:p>
        </text:list-item>
        <text:list-item>
          <text:p text:style-name="P121">Que pueda almacenar los valores recolectados de forma persistente.</text:p>
        </text:list-item>
        <text:list-item>
          <text:p text:style-name="P121">Que tenga una interfaz de usuario para presentación, análisis de datos y configuración.</text:p>
        </text:list-item>
        <text:list-item>
          <text:p text:style-name="P121">Que <text:span text:style-name="T89">sea multiusuario y multiplataforma</text:span>.</text:p>
        </text:list-item>
        <text:list-item>
          <text:p text:style-name="P121">Que sea <text:span text:style-name="T88">software libre.</text:span></text:p>
        </text:list-item>
        <text:list-item>
          <text:p text:style-name="P123">Que sea escalable.</text:p>
        </text:list-item>
      </text:list>
      <text:p text:style-name="P42"/>
      <text:p text:style-name="P42"/>
      <text:h text:style-name="P165" text:outline-level="1">Justificación</text:h>
      <text:p text:style-name="P66"><text:span text:style-name="T115">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15">vital conocer la estructura de las queries que demoran al sistema, y obtener las recomendaciones que optimizan estos tiempos de respuesta.</text:span></text:p>
      <text:p text:style-name="P25">Las ventajas de <text:span text:style-name="T115">desarrollar software que cuente con aprendizaje automático, es que el sistema mejora a lo largo de su uso, mientras más usuarios lo utilicen y realicen consultas, el software optimiza su manera </text:span><text:soft-page-break/><text:span text:style-name="T115">de recomendar queries. Aprende en base a la experiencia obtenida y lo convierte en entrenamiento. </text:span></text:p>
      <text:h text:style-name="P165" text:outline-level="1">Objetivos</text:h>
      <text:list xml:id="list322378618015717216" text:style-name="L2">
        <text:list-item>
          <text:p text:style-name="P124">Evaluar la influencia que tienen las consultas en el sistema y comparar su velocidad de respuesta con otras de diferente estructura.</text:p>
        </text:list-item>
        <text:list-item>
          <text:p text:style-name="P124">Elaborar un ranking estadístico de las queries más lentas y de las más veloces.</text:p>
        </text:list-item>
        <text:list-item>
          <text:p text:style-name="P124">Formular queries consistentes que optimicen a las más críticas.</text:p>
        </text:list-item>
        <text:list-item>
          <text:p text:style-name="P124">Producir un software capaz de mejorar su rendimiento a través de la experiencia.</text:p>
        </text:list-item>
        <text:list-item>
          <text:p text:style-name="P125">Investigar la aplicación de algoritmos de aprendizaje para realizar predicciones que sirvan en la toma de decisiones.</text:p>
        </text:list-item>
        <text:list-item>
          <text:p text:style-name="P126">Buscar un modelo que tome decisiones correctas ante nuevos ejemplos.</text:p>
        </text:list-item>
        <text:list-item>
          <text:p text:style-name="P126">Construir una herramienta de soporte para desarrolladores que necesiten optimizar los tiempos de respuesta entre un sistema y un motor de bases de datos.</text:p>
        </text:list-item>
      </text:list>
      <text:p text:style-name="P117"><text:toc-mark-start text:id="IMark111611944" text:outline-level="1"/>MARCO TEÓRICO<text:toc-mark-end text:id="IMark111611944"/></text:p>
      <text:p text:style-name="P25"/>
      <text:p text:style-name="P14"><text:toc-mark-start text:id="IMark126278360" text:outline-level="1"/>CAPÍTULO I<text:toc-mark-end text:id="IMark126278360"/></text:p>
      <text:p text:style-name="P25"/>
      <text:h text:style-name="P167" text:outline-level="1">Sistema de Bases de Datos </text:h>
      <text:p text:style-name="P146"><text:span text:style-name="T59"/></text:p>
      <text:h text:style-name="P182" text:outline-level="2"><text:span text:style-name="T59">Concepto de </text:span><text:span text:style-name="T118">Sistema de Bases de Datos</text:span></text:h>
      <text:p text:style-name="P147"><text:span text:style-name="T59">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span></text:p>
      <text:p text:style-name="P69">Un sistema de base de datos tiene cuatro componentes principales: datos, hardware, software y usuarios. </text:p>
      <text:p text:style-name="P69">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text:soft-page-break/>base de datos en sí.</text:p>
      <text:p text:style-name="P68"/>
      <text:p text:style-name="P67">Características de un SBGD</text:p>
      <text:list xml:id="list190342903975742" text:continue-numbering="true" text:style-name="L2">
        <text:list-item>
          <text:p text:style-name="P129">Permitir a los usuarios crear nuevas bases de datos y especificar sus esquemas lógicos de estructura de datos, utilizando un lenguaje especializado de definición de datos (DDL).</text:p>
        </text:list-item>
        <text:list-item>
          <text:p text:style-name="P131">Otorgar a los usuarios la posibilidad de consultar los datos, mediante consultas (queries), y también de modificarlos, mediante un lenguaje adecuado llamado lenguaje de manipulación de datos (DML).</text:p>
        </text:list-item>
        <text:list-item>
          <text:p text:style-name="P131">Persistir grandes volúmenes de información durante un período de tiempo específico, permitiendo el acceso mediante consultas.</text:p>
        </text:list-item>
        <text:list-item>
          <text:p text:style-name="P131">Recuperarse ante una eventual falla, o el uso indebido e intencional.</text:p>
        </text:list-item>
        <text:list-item>
          <text:p text:style-name="P131">Control de acceso a usuarios, permite el aislamiento y la atomicidad. </text:p>
        </text:list-item>
      </text:list>
      <text:p text:style-name="P67"/>
      <text:p text:style-name="P67"/>
      <text:h text:style-name="P174" text:outline-level="2">Concepto de <text:span text:style-name="T116">Bases de Datos</text:span></text:h>
      <text:p text:style-name="P162"><text:span text:style-name="T66"/></text:p>
      <text:p text:style-name="P99"><text:span text:style-name="T50">Una base de datos </text:span><text:span text:style-name="T52">es </text:span><text:span text:style-name="T50">un</text:span><text:span text:style-name="T51">a colección de información que existe durante un periodo de tiempo determinado. </text:span><text:span text:style-name="T52">E</text:span><text:span text:style-name="T50">s </text:span><text:span text:style-name="T52">administrada por el SBGD.</text:span></text:p>
      <text:p text:style-name="P132">Componentes de una base de datos</text:p>
      <text:list xml:id="list190343539264946" text:continue-numbering="true" text:style-name="L2">
        <text:list-item>
          <text:p text:style-name="P112"><text:soft-page-break/>Datos: El contenido de la base de datos.</text:p>
        </text:list-item>
        <text:list-item>
          <text:p text:style-name="P114"><text:span text:style-name="T52">M</text:span><text:span text:style-name="T21">etadatos: El esquema de la base de datos, la descripción de su estructura.</text:span></text:p>
        </text:list-item>
        <text:list-item>
          <text:p text:style-name="P114"><text:span text:style-name="T21">Estadísticas: Información recolectada y almacenada por el SBGD sobre propiedades de los datos, como el tamaños y los valores del as relaciones.</text:span></text:p>
        </text:list-item>
        <text:list-item>
          <text:p text:style-name="P112">Índices: Estructuras de datos que hacen eficiente el acceso a los datos.</text:p>
        </text:list-item>
      </text:list>
      <text:p text:style-name="P113"/>
      <text:p text:style-name="P70"><draw:frame draw:style-name="fr3" draw:name="Image9" text:anchor-type="paragraph" svg:x="2.21cm" svg:y="-0.127cm" svg:width="9.88cm" svg:height="5.72cm" draw:z-index="11"><draw:image xlink:href="Pictures/10000000000001B3000000FC241483E9.jpg" xlink:type="simple" xlink:show="embed" xlink:actuate="onLoad"/></draw:frame>Figura 1 </text:p>
      <text:p text:style-name="P134"/>
      <text:p text:style-name="P130"/>
      <text:h text:style-name="P180" text:outline-level="2"><text:span text:style-name="T117">Modelos y Bases de Datos Relacionales</text:span></text:h>
      <text:p text:style-name="P163"><text:span text:style-name="T67"/></text:p>
      <text:p text:style-name="P135">El tipo de base de dato relacional, inventada por Edgar Frank Codd para IBM en el año 1970, sigue el modelo de datos relacional, aquel donde los datos están organizados en tablas, es decir, por medio de filas, <text:span text:style-name="T117">donde cada fila es un conjunto de campos y cada campo representa un valor, </text:span><text:soft-page-break/><text:span text:style-name="T117">también hay </text:span>operadores <text:span text:style-name="T117">que </text:span>infieren sobre las columnas de las tablas. <text:span text:style-name="T117">El modelo de datos relacional, está basado en la teoría de conjuntos y si bien la idea fundamental es el uso de relaciones, la mayoría de las veces se conceptualiza de una manera más simple, se piensa cada relación como si fuese una tabla que esta compuesta por registros. Es el modelo más utilizado en la actualidad y el que se utiliza en este proyecto.</text:span></text:p>
      <text:p text:style-name="P135"/>
      <text:p text:style-name="P135"/>
      <text:h text:style-name="P181" text:outline-level="2">Lenguaje SQL</text:h>
      <text:p text:style-name="P136"><text:span text:style-name="T53"/></text:p>
      <text:p text:style-name="P140"><text:span text:style-name="T21">El lenguaje de query estructurado (</text:span><text:span text:style-name="T53">S</text:span><text:span text:style-name="T21">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7">Hay dos tipos de operaciones </text:span><text:span text:style-name="T60">proporcionadas por el </text:span><text:span text:style-name="T52">SBGD</text:span><text:span text:style-name="T57">, las de definición de datos (DDL) y las de manipulación de datos (DML).</text:span></text:p>
      <text:p text:style-name="P138"/>
      <text:h text:style-name="P191" text:outline-level="3"><text:span text:style-name="T56">O</text:span><text:span text:style-name="T54">peraciones de definición de datos (DDL)</text:span></text:h>
      <text:p text:style-name="P138"><text:span text:style-name="T56">Estas operaciones son las</text:span><text:span text:style-name="T54"> encargadas de la modificación de la estructura de los objetos de la base de datos. Las cuatro operaciones básicas son: CREATE, ALTER, DROP y TRUNCATE. </text:span></text:p>
      <text:p text:style-name="P137"/>
      <text:p text:style-name="P137"><text:span text:style-name="T54">Ej</text:span><text:span text:style-name="T55">emplo creación de tabla</text:span></text:p>
      <text:p text:style-name="P137"><text:span text:style-name="T54">CREATE TABLE “usuarios”; </text:span></text:p>
      <text:p text:style-name="P137"><text:soft-page-break/><text:span text:style-name="T55">D</text:span><text:span text:style-name="T54">onde TABLE es una palabra reservada y usuarios el nombre que tendrá la tabla.</text:span></text:p>
      <text:p text:style-name="P137"><text:span text:style-name="T54">Ej</text:span><text:span text:style-name="T55">emplo agregar columna a una tabla</text:span><text:span text:style-name="T54"> </text:span></text:p>
      <text:p text:style-name="P137"><text:span text:style-name="T62">ALTER TABLE </text:span><text:span text:style-name="T55">“alumnos”</text:span><text:span text:style-name="T62"> ADD EDAD INT UNSIGNED;</text:span><text:span text:style-name="T55"> </text:span></text:p>
      <text:p text:style-name="P137"><text:span text:style-name="T55">Se modifica la tabla Alumnos y se agrega el campo edad, que será un número entero sin signo.</text:span></text:p>
      <text:p text:style-name="P137"/>
      <text:p text:style-name="P137"><text:span text:style-name="T54">Ej</text:span><text:span text:style-name="T55">emplo eliminar la tabla usuarios</text:span></text:p>
      <text:p text:style-name="P143"><text:span text:style-name="T61">DROP TABLE </text:span><text:span text:style-name="T21">“usuarios”;.</text:span></text:p>
      <text:p text:style-name="P143"/>
      <text:p text:style-name="P144"><text:span text:style-name="T21">Ejemplo de eliminar todos los registros de una tabla</text:span></text:p>
      <text:p text:style-name="P144"><text:span text:style-name="T61">TRUNCATE TABLE</text:span><text:span text:style-name="T21"> “usuarios”;</text:span></text:p>
      <text:p text:style-name="P144"><text:span text:style-name="T21">Si bien este comando pareciera ser una sentencia DML (Lenguaje de manipulación de datos), en realidad es DDL, internamente el comando TRUNCATE borra la tabla y la vuelve a crear, no ejecuta ninguna transacción.</text:span></text:p>
      <text:p text:style-name="P145"><text:span text:style-name="T55">E</text:span><text:span text:style-name="T21">n cada uno de los ejemplos se observa que las consultas finalizan con un punto y coma “;” </text:span></text:p>
      <text:p text:style-name="P145"/>
      <text:p text:style-name="P145"><text:span text:style-name="T21"/></text:p>
      <text:h text:style-name="P192" text:outline-level="3"><text:span text:style-name="T56">O</text:span><text:span text:style-name="T54">peraciones de </text:span><text:span text:style-name="T58">manipulación </text:span><text:span text:style-name="T54">de datos (</text:span><text:span text:style-name="T58">DML</text:span><text:span text:style-name="T54">)</text:span></text:h>
      <text:p text:style-name="P139"><text:span text:style-name="T56">Estas operaciones </text:span><text:span text:style-name="T60">permiten al usuario llevar a cabo tareas de consulta o manipulación de datos. Las cuatro operaciones básicas son: SELECT, </text:span><text:soft-page-break/><text:span text:style-name="T60">INSERT, UPDATE y DELETE. </text:span></text:p>
      <text:p text:style-name="P148">La sentencia SELECT permite consultar los datos almacenados en una tabla de la base de datos. </text:p>
      <text:p text:style-name="P148"/>
      <text:p text:style-name="P148">La forma básica de un SELECT es:</text:p>
      <text:p text:style-name="P195"><text:span text:style-name="Strong_20_Emphasis"><text:span text:style-name="Source_20_Text"><text:span text:style-name="T120">SELECT </text:span></text:span></text:span><text:span text:style-name="Source_20_Text"><text:span text:style-name="T120">[</text:span></text:span><text:span text:style-name="Source_20_Text"><text:span text:style-name="Strong_20_Emphasis"><text:span text:style-name="T120">ALL | DISTINCT </text:span></text:span></text:span><text:span text:style-name="Source_20_Text"><text:span text:style-name="T120">]</text:span></text:span></text:p>
      <text:p text:style-name="P197"><text:span text:style-name="Source_20_Text"><text:span text:style-name="T121"><text:s text:c="13"/></text:span></text:span><text:span text:style-name="Source_20_Text"><text:span text:style-name="T120">&lt;</text:span></text:span><text:span text:style-name="Source_20_Text"><text:span text:style-name="Emphasis"><text:span text:style-name="T120">nombre_campo</text:span></text:span></text:span><text:span text:style-name="Source_20_Text"><text:span text:style-name="T120">&gt; [{,&lt;</text:span></text:span><text:span text:style-name="Source_20_Text"><text:span text:style-name="Emphasis"><text:span text:style-name="T120">nombre_campo</text:span></text:span></text:span><text:span text:style-name="Source_20_Text"><text:span text:style-name="T120">&gt;}]</text:span></text:span></text:p>
      <text:p text:style-name="P197"><text:span text:style-name="Source_20_Text"><text:span text:style-name="Strong_20_Emphasis"><text:span text:style-name="T120">FROM</text:span></text:span></text:span><text:span text:style-name="Source_20_Text"><text:span text:style-name="T120"> &lt;</text:span></text:span><text:span text:style-name="Source_20_Text"><text:span text:style-name="Emphasis"><text:span text:style-name="T120">nombre_tabla</text:span></text:span></text:span><text:span text:style-name="Source_20_Text"><text:span text:style-name="T120">&gt;|&lt;</text:span></text:span><text:span text:style-name="Source_20_Text"><text:span text:style-name="Emphasis"><text:span text:style-name="T120">nombre_vista</text:span></text:span></text:span><text:span text:style-name="Source_20_Text"><text:span text:style-name="T120">&gt; </text:span></text:span></text:p>
      <text:p text:style-name="P197"><text:span text:style-name="Source_20_Text"><text:span text:style-name="T121"><text:s text:c="8"/></text:span></text:span><text:span text:style-name="Source_20_Text"><text:span text:style-name="T120">[{,&lt;</text:span></text:span><text:span text:style-name="Source_20_Text"><text:span text:style-name="Emphasis"><text:span text:style-name="T120">nombre_tabla</text:span></text:span></text:span><text:span text:style-name="Source_20_Text"><text:span text:style-name="T120">&gt;|&lt;</text:span></text:span><text:span text:style-name="Source_20_Text"><text:span text:style-name="Emphasis"><text:span text:style-name="T120">nombre_vista</text:span></text:span></text:span><text:span text:style-name="Source_20_Text"><text:span text:style-name="T120">&gt;}]</text:span></text:span></text:p>
      <text:p text:style-name="P197"><text:span text:style-name="Source_20_Text"><text:span text:style-name="T120">[</text:span></text:span><text:span text:style-name="Source_20_Text"><text:span text:style-name="Strong_20_Emphasis"><text:span text:style-name="T120">WHERE</text:span></text:span></text:span><text:span text:style-name="Source_20_Text"><text:span text:style-name="T120"> &lt;</text:span></text:span><text:span text:style-name="Source_20_Text"><text:span text:style-name="Emphasis"><text:span text:style-name="T120">condición</text:span></text:span></text:span><text:span text:style-name="Source_20_Text"><text:span text:style-name="T120">&gt; [{ </text:span></text:span><text:span text:style-name="Source_20_Text"><text:span text:style-name="Strong_20_Emphasis"><text:span text:style-name="T120">AND</text:span></text:span></text:span><text:span text:style-name="Source_20_Text"><text:span text:style-name="T120">|</text:span></text:span><text:span text:style-name="Source_20_Text"><text:span text:style-name="Strong_20_Emphasis"><text:span text:style-name="T120">OR</text:span></text:span></text:span><text:span text:style-name="Source_20_Text"><text:span text:style-name="T120"> &lt;condición&gt;}]]</text:span></text:span></text:p>
      <text:p text:style-name="P197"><text:span text:style-name="Source_20_Text"><text:span text:style-name="T120">[</text:span></text:span><text:span text:style-name="Source_20_Text"><text:span text:style-name="Strong_20_Emphasis"><text:span text:style-name="T120">GROUP BY </text:span></text:span></text:span><text:span text:style-name="Source_20_Text"><text:span text:style-name="T120">&lt;</text:span></text:span><text:span text:style-name="Source_20_Text"><text:span text:style-name="Emphasis"><text:span text:style-name="T120">nombre_campo</text:span></text:span></text:span><text:span text:style-name="Source_20_Text"><text:span text:style-name="T120">&gt; [{,&lt;</text:span></text:span><text:span text:style-name="Source_20_Text"><text:span text:style-name="Emphasis"><text:span text:style-name="T120">nombre_campo</text:span></text:span></text:span><text:span text:style-name="Source_20_Text"><text:span text:style-name="T120"> &gt;}]]</text:span></text:span></text:p>
      <text:p text:style-name="P197"><text:span text:style-name="Source_20_Text"><text:span text:style-name="T120">[</text:span></text:span><text:span text:style-name="Source_20_Text"><text:span text:style-name="Strong_20_Emphasis"><text:span text:style-name="T120">HAVING</text:span></text:span></text:span><text:span text:style-name="Source_20_Text"><text:span text:style-name="T120"> &lt;</text:span></text:span><text:span text:style-name="Source_20_Text"><text:span text:style-name="Emphasis"><text:span text:style-name="T120">condición</text:span></text:span></text:span><text:span text:style-name="Source_20_Text"><text:span text:style-name="T120">&gt;[{ </text:span></text:span><text:span text:style-name="Source_20_Text"><text:span text:style-name="Strong_20_Emphasis"><text:span text:style-name="T120">AND</text:span></text:span></text:span><text:span text:style-name="Source_20_Text"><text:span text:style-name="T120">|</text:span></text:span><text:span text:style-name="Source_20_Text"><text:span text:style-name="Strong_20_Emphasis"><text:span text:style-name="T120">OR</text:span></text:span></text:span><text:span text:style-name="Source_20_Text"><text:span text:style-name="T120"> &lt;condición&gt;}]]</text:span></text:span></text:p>
      <text:p text:style-name="P197"><text:span text:style-name="Source_20_Text"><text:span text:style-name="T120">[</text:span></text:span><text:span text:style-name="Source_20_Text"><text:span text:style-name="Strong_20_Emphasis"><text:span text:style-name="T120">ORDER BY</text:span></text:span></text:span><text:span text:style-name="Source_20_Text"><text:span text:style-name="T120"> &lt;</text:span></text:span><text:span text:style-name="Source_20_Text"><text:span text:style-name="Emphasis"><text:span text:style-name="T120">nombre_campo</text:span></text:span></text:span><text:span text:style-name="Source_20_Text"><text:span text:style-name="T120">&gt;|&lt;indice_campo&gt; [</text:span></text:span><text:span text:style-name="Source_20_Text"><text:span text:style-name="Strong_20_Emphasis"><text:span text:style-name="T120">ASC</text:span></text:span></text:span><text:span text:style-name="Source_20_Text"><text:span text:style-name="T120"> | </text:span></text:span><text:span text:style-name="Source_20_Text"><text:span text:style-name="Strong_20_Emphasis"><text:span text:style-name="T120">DESC</text:span></text:span></text:span><text:span text:style-name="Source_20_Text"><text:span text:style-name="T120">]</text:span></text:span></text:p>
      <text:p text:style-name="P196"><text:span text:style-name="Source_20_Text"><text:span text:style-name="T121"><text:s text:c="16"/></text:span></text:span><text:span text:style-name="Source_20_Text"><text:span text:style-name="T120">[{,&lt;</text:span></text:span><text:span text:style-name="Source_20_Text"><text:span text:style-name="Emphasis"><text:span text:style-name="T120">nombre_campo</text:span></text:span></text:span><text:span text:style-name="Source_20_Text"><text:span text:style-name="T120">&gt;|&lt;indice_campo&gt; [</text:span></text:span><text:span text:style-name="Source_20_Text"><text:span text:style-name="Strong_20_Emphasis"><text:span text:style-name="T120">ASC</text:span></text:span></text:span><text:span text:style-name="Source_20_Text"><text:span text:style-name="T120"> | </text:span></text:span><text:span text:style-name="Source_20_Text"><text:span text:style-name="Strong_20_Emphasis"><text:span text:style-name="T120">DESC</text:span></text:span></text:span><text:span text:style-name="Source_20_Text"><text:span text:style-name="T120"> ]}]]</text:span></text:span><text:span text:style-name="T119"> <text:s text:c="5"/></text:span></text:p>
      <text:p text:style-name="P157">Figura 2</text:p>
      <text:p text:style-name="P148"/>
      <text:p text:style-name="P148">SELECT: Es la palabra reservada que indica que la consulta SQL a ejecutar es de obtención de datos.</text:p>
      <text:p text:style-name="P148">ALL: Indica que se van a seleccionar todos los valores. Se denota con un asterisco “*”.</text:p>
      <text:p text:style-name="P149">DISTINCT: <text:s/>Especifica que <text:span text:style-name="T122">se van a </text:span>seleccionar <text:span text:style-name="T122">solo </text:span>los valores distintos.</text:p>
      <text:p text:style-name="P148">FROM: Indica la tabla desde la <text:span text:style-name="T122">cual se van a obtener los datos</text:span>. En el <text:soft-page-break/>caso de que exista más de una tabla se denomina a la consulta "consulta combinada" o "join". En las consultas combinadas es necesario aplicar una condición de combinación a través de una cláusula WHERE.</text:p>
      <text:p text:style-name="P149">WHERE: Indica una condición que debe cumplirse para que los datos sean devueltos por la consulta. Admite los operadores lógicos AND y OR.</text:p>
      <text:p text:style-name="P148">GROUP BY: Especifica la agrupación que se da a los datos. Se usa siempre en combinación con funciones agregadas.</text:p>
      <text:p text:style-name="P148">HAVING: <text:span text:style-name="T123">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48">ORDER BY: <text:span text:style-name="T124">Se utiliza para ordernar el resultado </text:span>por las columnas indicadas. El orden puede expresarse con ASC (orden ascendente) y DESC (orden descendente). El valor predeterminado es ASC.</text:p>
      <text:p text:style-name="P150"/>
      <text:p text:style-name="P150">Ejemplo de <text:span text:style-name="T125">consultas a la </text:span>tabla <text:span text:style-name="T126">personas</text:span></text:p>
      <text:p text:style-name="P151"><text:span text:style-name="T13">SELECT </text:span><text:span text:style-name="T74">apellido, edad, </text:span><text:span text:style-name="T75">dni</text:span><text:span text:style-name="T74"> </text:span><text:span text:style-name="T18">FROM </text:span><text:span text:style-name="T76">personas</text:span><text:span text:style-name="T74"> </text:span><text:span text:style-name="T18">ORDER BY</text:span><text:span text:style-name="T74"> dni;</text:span></text:p>
      <text:p text:style-name="P152"><text:span text:style-name="T70">Donde la salida sería:</text:span></text:p>
      <text:p text:style-name="P152"><draw:frame draw:style-name="fr4" draw:name="Image10" text:anchor-type="paragraph" svg:width="7.923cm" svg:height="2.863cm" draw:z-index="12"><draw:image xlink:href="Pictures/10000201000001120000006363B97991.png" xlink:type="simple" xlink:show="embed" xlink:actuate="onLoad"/></draw:frame><text:span text:style-name="T70"/></text:p>
      <text:p text:style-name="P153"><text:soft-page-break/><text:span text:style-name="T19">SELECT</text:span><text:span text:style-name="T74"> * </text:span><text:span text:style-name="T18">FROM</text:span><text:span text:style-name="T74"> </text:span><text:span text:style-name="T76">personas</text:span><text:span text:style-name="T74"> </text:span><text:span text:style-name="T18">ORDER BY</text:span><text:span text:style-name="T74"> </text:span><text:span text:style-name="T76">nombre, apellido;</text:span></text:p>
      <text:p text:style-name="P153"><draw:frame draw:style-name="fr2" draw:name="Image11" text:anchor-type="paragraph" svg:width="13.917cm" svg:height="2.249cm" draw:z-index="13"><draw:image xlink:href="Pictures/100002010000020E00000055AC5175F2.png" xlink:type="simple" xlink:show="embed" xlink:actuate="onLoad"/></draw:frame></text:p>
      <text:p text:style-name="P154"><text:span text:style-name="T76">C</text:span><text:span text:style-name="T70">ondiciones WHERE: La palabra reservada WHERE permite filtrar el resultado de una sentencia SELECT, generalmente no se desea obtener toda la información existente en la tabla. </text:span></text:p>
      <text:p text:style-name="P154"><text:span text:style-name="T70"/></text:p>
      <text:p text:style-name="P154"><text:span text:style-name="T70">Ejemplo de SELECT con la cláusula WHERE</text:span></text:p>
      <text:p text:style-name="P154"><text:span text:style-name="T13">SELECT </text:span><text:span text:style-name="T70">nombre, apellido </text:span><text:span text:style-name="T13">FROM </text:span><text:span text:style-name="T70">personas </text:span><text:span text:style-name="T13">WHERE </text:span><text:span text:style-name="T70">dni = 32768456;</text:span></text:p>
      <text:p text:style-name="P154"><draw:frame draw:style-name="fr4" draw:name="Image12" text:anchor-type="paragraph" svg:width="4.909cm" svg:height="1.263cm" draw:z-index="14"><draw:image xlink:href="Pictures/10000201000000AB0000002CFF052BCC.png" xlink:type="simple" xlink:show="embed" xlink:actuate="onLoad"/></draw:frame></text:p>
      <text:p text:style-name="P154"><text:span text:style-name="T70">En caso de que la condición sea texto, </text:span><text:span text:style-name="T77">se debe incluir el valor entre comillas simples.</text:span></text:p>
      <text:p text:style-name="P155"><text:span text:style-name="T20">SELECT</text:span><text:span text:style-name="T77"> nombre, apellido </text:span><text:span text:style-name="T20">FROM</text:span><text:span text:style-name="T77"> personas </text:span><text:span text:style-name="T20">WHERE</text:span><text:span text:style-name="T77"> nombre = 'Natalia'</text:span></text:p>
      <text:p text:style-name="P156"><draw:frame draw:style-name="fr4" draw:name="Image13" text:anchor-type="paragraph" svg:width="5.338cm" svg:height="1.326cm" draw:z-index="15"><draw:image xlink:href="Pictures/10000201000000AD0000002B60FFB5FC.png" xlink:type="simple" xlink:show="embed" xlink:actuate="onLoad"/></draw:frame></text:p>
      <text:p text:style-name="P156"><text:span text:style-name="T70">La utilidad de la sentencia SELECT es muy extensa. Siendo la figura 2 una generalización de su uso.</text:span></text:p>
      <text:p text:style-name="P154"/>
      <text:p text:style-name="P141"><text:soft-page-break/><text:span text:style-name="T54">Ej</text:span><text:span text:style-name="T55">emplo </text:span><text:span text:style-name="T63">de insertar un registro en la tabla personas</text:span></text:p>
      <text:p text:style-name="P158"><text:span text:style-name="T62">INSERT INTO </text:span><text:span text:style-name="T55">personas (</text:span><text:span text:style-name="T21">'</text:span><text:span text:style-name="T55">nombre</text:span><text:span text:style-name="T21">'</text:span><text:span text:style-name="T55">, </text:span><text:span text:style-name="T21">'</text:span><text:span text:style-name="T55">apellido</text:span><text:span text:style-name="T21">'</text:span><text:span text:style-name="T55">, </text:span><text:span text:style-name="T21">'</text:span><text:span text:style-name="T55">dni</text:span><text:span text:style-name="T21">'</text:span><text:span text:style-name="T55">, </text:span><text:span text:style-name="T21">'</text:span><text:span text:style-name="T55">edad</text:span><text:span text:style-name="T21">'</text:span><text:span text:style-name="T55">, </text:span><text:span text:style-name="T21">'</text:span><text:span text:style-name="T55">telefono</text:span><text:span text:style-name="T21">'</text:span><text:span text:style-name="T55">) </text:span><text:span text:style-name="T62">VALUES </text:span><text:span text:style-name="T55">('Ana', 'Garcia', '24221410', '42', '2614412309');</text:span></text:p>
      <text:p text:style-name="P141"><text:span text:style-name="T55">Se </text:span><text:span text:style-name="T64">agrega un registro a </text:span><text:span text:style-name="T55">la tabla </text:span><text:span text:style-name="T64">personas</text:span><text:span text:style-name="T55">.</text:span></text:p>
      <text:p text:style-name="P141"><text:span text:style-name="T55"/></text:p>
      <text:p text:style-name="P141"><draw:frame draw:style-name="fr2" draw:name="Image15" text:anchor-type="paragraph" svg:width="13.864cm" svg:height="2.778cm" draw:z-index="17"><draw:image xlink:href="Pictures/100002010000020C00000069C3208D57.png" xlink:type="simple" xlink:show="embed" xlink:actuate="onLoad"/></draw:frame></text:p>
      <text:p text:style-name="P142"><text:span text:style-name="T54">Ej</text:span><text:span text:style-name="T55">emplo </text:span><text:span text:style-name="T63">de insertar un registro en la tabla personas</text:span></text:p>
      <text:p text:style-name="P159"><text:span text:style-name="T13">UPDATE</text:span><text:span text:style-name="T70"> personas </text:span><text:span text:style-name="T13">SET </text:span><text:span text:style-name="T70">dni = 24221944 WHERE </text:span><text:span text:style-name="T78">apellido = 'Garcia';</text:span></text:p>
      <text:p text:style-name="P159"><draw:frame draw:style-name="fr2" draw:name="Image14" text:anchor-type="paragraph" svg:width="13.917cm" svg:height="2.805cm" draw:z-index="16"><draw:image xlink:href="Pictures/100002010000020E0000006AEFB7454F.png" xlink:type="simple" xlink:show="embed" xlink:actuate="onLoad"/></draw:frame></text:p>
      <text:p text:style-name="P160">Ejemplo de eliminar un registro en la tabla personas</text:p>
      <text:p text:style-name="P160"><text:span text:style-name="T13">DELETE FROM </text:span>personas WHERE id = 3;</text:p>
      <text:p text:style-name="P160"><draw:frame draw:style-name="fr6" draw:name="Image16" text:anchor-type="paragraph" svg:width="14cm" svg:height="2.254cm" draw:z-index="18"><draw:image xlink:href="Pictures/10000201000002160000005666770341.png" xlink:type="simple" xlink:show="embed" xlink:actuate="onLoad"/></draw:frame></text:p>
      <text:h text:style-name="P193" text:outline-level="3"><text:soft-page-break/><text:span text:style-name="T54">E</text:span><text:span text:style-name="T21">l </text:span><text:span text:style-name="T69">C</text:span><text:span text:style-name="T21">atálogo de SQL</text:span></text:h>
      <text:p text:style-name="P161"><text:span text:style-name="T65">C</text:span><text:span text:style-name="T21">onsiste en </text:span><text:span text:style-name="T68">los descriptores de un motor de base de datos individual </text:span></text:p>
      <text:p text:style-name="P119"><text:toc-mark-start text:id="IMark126201320" text:outline-level="1"/>CAPÍTULO II<text:toc-mark-end text:id="IMark126201320"/></text:p>
      <text:h text:style-name="P168" text:outline-level="1"><text:span text:style-name="T90">Spring Framework</text:span> </text:h>
      <text:h text:style-name="P175" text:outline-level="2">Concepto de Framework</text:h>
      <text:p text:style-name="P76">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76"/>
      <text:p text:style-name="P76">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76"/>
      <text:p text:style-name="P76">Representa una arquitectura de software que modela las relaciones generales de las entidades del dominio, y provee una estructura y una especial metodología de trabajo, la cual extiende o utiliza las aplicaciones del dominio.1</text:p>
      <text:p text:style-name="P76">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76"/>
      <text:p text:style-name="P76"><text:s text:c="4"/>Lainversión de control: En un frame, a diferencia de las bibliotecas, el flujo de control no es dictado por el programa que llama, sino por el mismo.1</text:p>
      <text:p text:style-name="P76"><text:s text:c="4"/>La funcionalidad o comportamiento predeterminado: Un marco tiene un comportamiento predeterminado. Este comportamiento por defecto debe ser un comportamiento útil, definido e identificable.</text:p>
      <text:p text:style-name="P76"><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76">Arquitectura de un Framework</text:p>
      <text:p text:style-name="P76">Modelo Vista Controlador</text:p>
      <text:p text:style-name="P76"><text:soft-page-break/></text:p>
      <text:p text:style-name="P76">Dentro de este aspecto, podemos basarnos en el modelo MVC (Controlador =&gt; Modelo =&gt; Vista), ya que debemos fragmentar nuestra programación. Tenemos que contemplar estos aspectos básicos en cuanto a la implementación de nuestro sistema:</text:p>
      <text:p text:style-name="P76"/>
      <text:p text:style-name="P76">Modelo</text:p>
      <text:p text:style-name="P76"><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76"/>
      <text:p text:style-name="P76">Vista</text:p>
      <text:p text:style-name="P76"><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76"/>
      <text:p text:style-name="P76">Controlador</text:p>
      <text:p text:style-name="P76"><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76">Estructura</text:p>
      <text:p text:style-name="P76"/>
      <text:p text:style-name="P76">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76"/>
      <text:p text:style-name="P30">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25"/>
      <text:p text:style-name="P25"/>
      <text:h text:style-name="P175" text:outline-level="2">Spring Framework</text:h>
      <text:p text:style-name="P30">Spring es un framework para el desarrollo de aplicaciones y contenedor de inversión de control, de código abierto para la plataforma Java.</text:p>
      <text:p text:style-name="P25"/>
      <text:p text:style-name="P25"/>
      <text:h text:style-name="P176" text:outline-level="2"><text:soft-page-break/><text:span text:style-name="T91">Lenguaje de programación</text:span> JAVA</text:h>
      <text:p text:style-name="P77">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77"/>
      <text:p text:style-name="P77"/>
      <text:h text:style-name="P185" text:outline-level="3">Programación orientada a objetos</text:h>
      <text:p text:style-name="P33">(POO, u OOP según sus siglas en inglés) es un paradigma de programación que usa objetos en sus interacciones, para diseñar aplicaciones y programas informáticos.</text:p>
      <text:p text:style-name="P33">Está basada en varias técnicas, incluyendo herencia, cohesión, abstracción, polimorfismo, acoplamiento y encapsulamiento.</text:p>
      <text:p text:style-name="P33">Su uso se popularizó a principios de la década de 1990. En la actualidad, existe una gran variedad de lenguajes de programación que soportan la orientación a objetos.</text:p>
      <text:p text:style-name="P33">Conceptos fundamentales</text:p>
      <text:p text:style-name="P78"/>
      <text:p text:style-name="P78"><text:span text:style-name="T21">La POO es una forma de programar que trata de encontrar una solución a </text:span><text:soft-page-break/><text:span text:style-name="T21">estos problemas. Introduce nuevos conceptos, que superan y amplían conceptos antiguos ya conocidos. Entre ellos destacan los siguientes:</text:span></text:p>
      <text:p text:style-name="P78"/>
      <text:p text:style-name="P34">Clase</text:p>
      <text:p text:style-name="P34">Definiciones de las propiedades y comportamiento de un tipo de objeto concreto. La instanciación es la lectura de estas definiciones y la creación de un objeto a partir de ella.</text:p>
      <text:p text:style-name="P78"/>
      <text:p text:style-name="P33">Herencia</text:p>
      <text:p text:style-name="P33">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33">Objeto</text:p>
      <text:p text:style-name="P33">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33">Método</text:p>
      <text:p text:style-name="P33"><text:soft-page-break/>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33">Evento</text:p>
      <text:p text:style-name="P33">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33">Atributos</text:p>
      <text:p text:style-name="P33">Características que tiene la clase.</text:p>
      <text:p text:style-name="P33">Mensaje</text:p>
      <text:p text:style-name="P33">Una comunicación dirigida a un objeto, que le ordena que ejecute uno de sus métodos con ciertos parámetros asociados al evento que lo generó.</text:p>
      <text:p text:style-name="P33">Propiedad o atributo</text:p>
      <text:p text:style-name="P33">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33">Estado interno</text:p>
      <text:p text:style-name="P33"><text:s text:c="4"/>Es una variable que se declara privada, que puede ser únicamente accedida y alterada por un método del objeto, y que se utiliza para indicar <text:soft-page-break/>distintas situaciones posibles para el objeto (o clase de objetos). No es visible al programador que maneja una instancia de la clase.</text:p>
      <text:p text:style-name="P33">Componentes de un objeto</text:p>
      <text:p text:style-name="P33"><text:s text:c="4"/>Atributos, identidad, relaciones y métodos.</text:p>
      <text:p text:style-name="P33">Identificación de un objeto</text:p>
      <text:p text:style-name="P33"><text:s text:c="4"/>Un objeto se representa por medio de una tabla o entidad que esté compuesta por sus atributos y funciones correspondientes.</text:p>
      <text:p text:style-name="P78"/>
      <text:p text:style-name="P33">En comparación con un lenguaje imperativo, una "variable" no es más que un contenedor interno del atributo del objeto o de un estado interno, así como la "función" es un procedimiento interno del método del objeto.</text:p>
      <text:p text:style-name="P78"/>
      <text:p text:style-name="P33"/>
      <text:h text:style-name="P185" text:outline-level="3">Características de la programación orientada a objetos</text:h>
      <text:p text:style-name="P33">Existe un acuerdo acerca de qué características contempla la "orientación a objetos". Las características siguientes son las más importantes:</text:p>
      <text:p text:style-name="P78"/>
      <text:p text:style-name="P33">Abstracción</text:p>
      <text:p text:style-name="P78"><text:span text:style-name="T21">Denota las características esenciales de un objeto, donde se capturan sus comportamientos. Cada objeto en el sistema sirve como modelo de un "agente" abstracto que puede realizar trabajo, informar y cambiar su estado, y "comunicarse" con otros objetos en el sistema sin revelar "cómo" se implementan estas características. Los procesos, las funciones o los métodos pueden también ser abstraídos, y, cuando lo están, una </text:span><text:soft-page-break/><text:span text:style-name="T21">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33">Encapsulamiento</text:p>
      <text:p text:style-name="P33"><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33">Modularidad</text:p>
      <text:p text:style-name="P33"><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33">Principio de ocultación</text:p>
      <text:p text:style-name="P78"><text:span text:style-name="T21"><text:s text:c="4"/>Cada objeto está aislado del exterior, es un módulo natural, y cada tipo de objeto expone una "interfaz" a otros objetos que especifica cómo pueden interactuar con los objetos de la clase. El aislamiento protege a las propiedades de un objeto contra su modificación por quien no tenga derecho a acceder a ellas; solamente los propios métodos internos del </text:span><text:soft-page-break/><text:span text:style-name="T21">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33">Polimorfismo</text:p>
      <text:p text:style-name="P33"><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33">Herencia</text:p>
      <text:p text:style-name="P78"><text:span text:style-name="T21"><text:s text:c="4"/>Las clases no se encuentran aisladas, sino que se relacionan entre sí, formando una jerarquí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text:span><text:soft-page-break/><text:span text:style-name="T21">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33">Recolección de basura</text:p>
      <text:p text:style-name="P33"><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6"/>
      <text:p text:style-name="P9"><text:toc-mark-start text:id="IMark126365400" text:outline-level="1"/>CAPÍTULO III<text:toc-mark-end text:id="IMark126365400"/></text:p>
      <text:h text:style-name="P169" text:outline-level="1">Inteligencia Artificial</text:h>
      <text:h text:style-name="P183" text:outline-level="2">Concepto de Inteligencia Artificial</text:h>
      <text:p text:style-name="P82"><text:span text:style-name="T94">Para Bellman, 1978: “</text:span>La inteligencia artificial (IA) <text:span text:style-name="T94">es un campo de estudio que se enfoca en la automatización de actividades que se vinculan con procesos de pensamiento humano, actividades tales como la toma de decisiones, resolución de problemas, aprendizaje”. </text:span></text:p>
      <text:p text:style-name="P83">Para Schalkoff, 1990: “La rama de la ciencia de la computación que se ocupa de la automatización de la conducta inteligente”. </text:p>
      <text:p text:style-name="P83">Para Kurzweil, 1990: “El arte de crear máquinas con capacidad de realizar funciones que realizadas por personas requieren inteligencia”. </text:p>
      <text:p text:style-name="P83">Para Rich y Knight, 1991: “<text:span text:style-name="T96">Es e</text:span>l estudio de cómo lograr que las computadoras realicen tareas que <text:span text:style-name="T96">por </text:span>el momento los humanos hacen mejor”. </text:p>
      <text:p text:style-name="P81">La inteligencia artificial (IA), <text:span text:style-name="T94">en conjunto con </text:span>ciencias como la computación, la matemática, <text:span text:style-name="T96">la estadística, </text:span>la lógica y la filosofía, estudia la creación y diseño de sistemas capaces de resolver problemas cotidianos utilizando como paradigma la inteligencia humana.</text:p>
      <text:p text:style-name="P81"><text:span text:style-name="T94">Se crean </text:span>máquinas <text:span text:style-name="T94">que tienen la capacidad </text:span>de <text:span text:style-name="T96">razonar y aprender.</text:span></text:p>
      <text:p text:style-name="P84">En la prueba de Turing, propuesta por Alan Turing en 1950, <text:span text:style-name="T97">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97">después de 5 minutos</text:span>. En Junio del año 2014, por primera vez un sistema informático superó la prueba, <text:span text:style-name="T97">el robot Eugene Goostman simuló ser una adolescente ucraniana de 13 años de edad y engañó al jurado. Esto habla del avance que ha tenido la Inteligencia Artificial a lo largo de los años y de cómo queda mucho por explorar aún.</text:span></text:p>
      <text:p text:style-name="P81"/>
      <text:p text:style-name="P81"/>
      <text:h text:style-name="P177" text:outline-level="2">Aprendizaje Automático</text:h>
      <text:h text:style-name="P186" text:outline-level="3">Concepto de aprendizaje automático</text:h>
      <text:p text:style-name="P32"><text:span text:style-name="T98">Es la rama de la Inteligencia Artificial que se dedica al estudio de los agentes o programas que aprenden gracias a la experiencia. A</text:span> partir de información no estructurada suministrada en forma de ejemplos <text:span text:style-name="T98">estos sistemas aprenderán a resolver nuevos problemas, pudiendo tomar decisiones, y mejorando a partir de los ejemplos mencionados. La</text:span> estadística <text:span text:style-name="T98">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99">además </text:span>tiene <text:span text:style-name="T99">otras </text:span>aplicaciones, <text:span text:style-name="T99">como </text:span>motores de búsqueda, diagnósticos médicos, detección de fraude en el uso de tarjetas de crédito, análisis del mercado de valores, clasificación de secuencias de ADN, reconocimiento del habla y del lenguaje escrito, juegos y robótica.</text:p>
      <text:p text:style-name="P35">En este proyecto el sistema recibirá ejemplos de consultas de bases de datos, las ejecutará en simultáneo y recomendará alternativas más <text:soft-page-break/>rápidas. </text:p>
      <text:h text:style-name="P189" text:outline-level="3">Árboles de decisión </text:h>
      <text:p text:style-name="P85">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85">Ej: imagen del árbol.</text:p>
      <text:p text:style-name="P85"/>
      <text:h text:style-name="P190" text:outline-level="3">Aprendizaje bayesiano</text:h>
      <text:h text:style-name="P190" text:outline-level="3">Aprendizaje por refuerzo (?)</text:h>
      <text:p text:style-name="P86"/>
      <text:h text:style-name="P187" text:outline-level="3">Random Forest (Selva aleatoria)</text:h>
      <text:h text:style-name="P188" text:outline-level="3"><text:bookmark-start text:name="__RefHeading__9837_1679555401"/>Modelos de aprendizaje automático<text:bookmark-end text:name="__RefHeading__9837_1679555401"/></text:h>
      <text:p text:style-name="P80"><text:span text:style-name="T21">El aprendizaje automático tiene como resultado un modelo para resolver una tarea dada. Entre los modelos se distinguen los modelos geométricos, </text:span><text:span text:style-name="T23">construidos</text:span><text:span text:style-name="T21">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21">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1">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31"/>
      <text:p text:style-name="P31"/>
      <text:h text:style-name="P188" text:outline-level="3"><text:bookmark-start text:name="__RefHeading__9839_1679555401"/>Tipos de algoritmos de <text:span text:style-name="T92">a</text:span>prendizaje automático<text:bookmark-end text:name="__RefHeading__9839_1679555401"/></text:h>
      <text:p text:style-name="P79"><text:span text:style-name="T24">L</text:span><text:span text:style-name="T22">os diferentes algoritmos de Aprendizaje Automático se agrupan en una taxonomía en función de la salida de los mismos. Algunos tipos de algoritmos son:</text:span></text:p>
      <text:p text:style-name="P80"/>
      <text:p text:style-name="P31">Aprendizaje supervisado</text:p>
      <text:p text:style-name="P80"><text:span text:style-name="T21"><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21">aprendizaje puede llegar a ser muy útil en problemas de investigación biológica, biología computacional y bioinformática.</text:span></text:p>
      <text:p text:style-name="P80"/>
      <text:p text:style-name="P31">Aprendizaje no supervisado</text:p>
      <text:p text:style-name="P31"><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80"/>
      <text:p text:style-name="P31">Aprendizaje semisupervisado</text:p>
      <text:p text:style-name="P31"><text:s text:c="4"/>Este tipo de algoritmos combinan los dos algoritmos anteriores para poder clasificar de manera adecuada. Se tiene en cuenta los datos marcados y los no marcados.</text:p>
      <text:p text:style-name="P80"/>
      <text:p text:style-name="P31">Aprendizaje por refuerzo</text:p>
      <text:p text:style-name="P31"><text:s text:c="4"/>El algoritmo aprende observando el mundo que le rodea. Su información de entrada es el feedback o retroalimentación que obtiene del mundo exterior como respuesta a sus acciones. Por lo tanto, el sistema aprende a base de ensayo-error.</text:p>
      <text:p text:style-name="P80"/>
      <text:p text:style-name="P31">Transducción</text:p>
      <text:p text:style-name="P31"><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80"/>
      <text:p text:style-name="P31">Aprendizaje multi-tarea</text:p>
      <text:p text:style-name="P31"><text:s text:c="4"/>Métodos de aprendizaje que usan conocimiento previamente aprendido por el sistema de cara a enfrentarse a problemas parecidos a los ya vistos.</text:p>
      <text:p text:style-name="P80"/>
      <text:p text:style-name="P31">El análisis computacional y de rendimiento de los algoritmos de aprendizaje automático es una rama de la estadística conocida como teoría computacional del aprendizaje.</text:p>
      <text:p text:style-name="P80"/>
      <text:p text:style-name="P80"><text:span text:style-name="T21">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21">sepa utilizar, es preciso saber aplicarlo en las actividades cotidianas, y un buen aprendizaje también implica saber cómo y cuándo utilizar nuestros conocimientos.</text:span></text:p>
      <text:p text:style-name="P80"/>
      <text:p text:style-name="P31">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79"/>
      <text:p text:style-name="P79"/>
      <text:h text:style-name="P186" text:outline-level="3"><text:bookmark-start text:name="__RefHeading__9841_1679555401"/><text:span text:style-name="T93">Herramienta de aprendizaje automático MAHOUT</text:span> <text:bookmark-end text:name="__RefHeading__9841_1679555401"/></text:h>
      <text:p text:style-name="P38">Mahout es un proyecto <text:span text:style-name="T106">de código abierto</text:span> de Apache Software Foundation que contiene algoritmos de aprendizaje automático. <text:span text:style-name="T107">Está escrito en Java y t</text:span>rabaja en conjunto con la plataforma Hadoop, <text:span text:style-name="T107">un framework que soporta aplicaciones distribuidas, aquellas que utilizan un gran número de ordenadores ejecutándose en entornos separados. </text:span></text:p>
      <text:p text:style-name="P39"><text:span text:style-name="T107">Mahout t</text:span>ambién proporciona bibliotecas de Java para operaciones matemáticas comunes siendo <text:span text:style-name="T108">enfocándose en </text:span>el álgebra lineal y la estadística. </text:p>
      <text:p text:style-name="P41"><text:span text:style-name="T107">Esta librería de Java, sin interfaz de usuario o instalador, es un framework </text:span><text:soft-page-break/><text:span text:style-name="T107">de herramientas que fue pensado para que desarrolladores puedan </text:span>construir aplicaciones <text:span text:style-name="T109">que incluyan el </text:span>aprendizaje automático.</text:p>
      <text:p text:style-name="P40"/>
      <text:p text:style-name="P43">Está dividido en tres categorías: </text:p>
      <text:p text:style-name="P96"><text:span text:style-name="T33">Motores de </text:span><text:span text:style-name="T25">Recomendació</text:span><text:span text:style-name="T48">n</text:span></text:p>
      <text:p text:style-name="P96"><text:span text:style-name="T25"><text:tab/></text:span><text:span text:style-name="T34">Es la técnica más utilizada en la actualidad, s</text:span><text:span text:style-name="T28">on </text:span><text:span text:style-name="T31">algoritmos </text:span><text:span text:style-name="T26">que comparan el comportamiento de los usuarios y en base a los gustos realizan nuevas recomendaciones, </text:span><text:span text:style-name="T28">a esto se l</text:span><text:span text:style-name="T32">e</text:span><text:span text:style-name="T28"> llama filtrado colaborativo. </text:span><text:span text:style-name="T31">Algunos ejemplos los filtros </text:span><text:span text:style-name="T27">colaborativo</text:span><text:span text:style-name="T31">s</text:span><text:span text:style-name="T27"> basado en ítems, SlopeOne, </text:span><text:span text:style-name="T31">y la d</text:span><text:span text:style-name="T27">escomposición de valor singular. </text:span><text:span text:style-name="T34">Se puede ver a diario en servicios o sitios que recomiendan libros, películas, artículos, publicidad, basado en las acciones del pasado del usuario. </text:span><text:span text:style-name="T35">Se intenta inferir en los gustos y preferencias del usuario. </text:span></text:p>
      <text:p text:style-name="P44">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44"><draw:frame draw:style-name="fr4" draw:name="Image2" text:anchor-type="paragraph" svg:width="10.86cm" svg:height="5.643cm" draw:z-index="4"><draw:image xlink:href="Pictures/100002010000029800000159B2805C0B.png" xlink:type="simple" xlink:show="embed" xlink:actuate="onLoad"/></draw:frame></text:p>
      <text:p text:style-name="P91"><text:soft-page-break/>Figura 1 Una recomendación de Amazon. Basado en el historial de búsqueda, incluso pueden ser ítems similares.</text:p>
      <text:p text:style-name="P45"/>
      <text:p text:style-name="P46">Clasificación</text:p>
      <text:p text:style-name="P97"><text:span text:style-name="T25"><text:tab/></text:span><text:span text:style-name="T41">Las técnicas de clasificación deciden si datos que eran desconocidos pueden ser categorizados</text:span><text:span text:style-name="T25">. </text:span><text:span text:style-name="T28">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31">ejemplos de entrenamiento</text:span><text:span text:style-name="T28">. La mayoría de estos algoritmos los ejecuta en conjunto con Hadoop</text:span><text:span text:style-name="T25">. </text:span><text:span text:style-name="T42">Algunas aplicaciones son </text:span><text:span text:style-name="T43">Gmail </text:span><text:span text:style-name="T42">y su sistema de </text:span><text:span text:style-name="T43">S</text:span><text:span text:style-name="T42">pam, donde los usuarios reportan cuales son correos deseados y cuales no. Google Picasa y distintos softwar</text:span><text:span text:style-name="T49">e</text:span><text:span text:style-name="T42">s de manejo de imágenes, deciden si alguna parte de la fotografía contiene un rostro humano. Apple Genius de iTunes, clasifica canciones según su género y las agrega en listas, ejemplo Pop, Rock, etc.</text:span></text:p>
      <text:p text:style-name="P92">Incluso pueden utilizarse algoritmos de clasificación para detectar actividad sospechosa en la red o fraudes. </text:p>
      <text:p text:style-name="P93"><draw:frame draw:style-name="fr4" draw:name="Image4" text:anchor-type="paragraph" svg:width="14cm" svg:height="3.434cm" draw:z-index="5"><draw:image xlink:href="Pictures/100002010000040F000000FF1C90FBBA.png" xlink:type="simple" xlink:show="embed" xlink:actuate="onLoad"/></draw:frame>Figura 2 Mensajes de Spam detectados por Gmail, <text:span text:style-name="T110">basados en reportes de usuarios. El sistema ha aprendido gracias a los usuarios cuales son las palabras o atributos que hacen que un correo sea categorizado como </text:span><text:soft-page-break/><text:span text:style-name="T110">Spam.</text:span></text:p>
      <text:p text:style-name="P98"><text:span text:style-name="T25">Clustering </text:span><text:span text:style-name="T29">o almacenamiento en clúster</text:span></text:p>
      <text:p text:style-name="P98"><text:span text:style-name="T25"><text:tab/></text:span><text:span text:style-name="T29">Estos algoritmos t</text:span><text:span text:style-name="T26">oman datos </text:span><text:span text:style-name="T30">individuales </text:span><text:span text:style-name="T26">y los relacionan y agrupan </text:span><text:span text:style-name="T29">manera lógica</text:span><text:span text:style-name="T25"> </text:span><text:span text:style-name="T29">según la similitud de</text:span><text:span text:style-name="T30">l</text:span><text:span text:style-name="T29"> contenido. </text:span><text:span text:style-name="T36">Es una forma de jerarquizar y ordenar información. </text:span><text:span text:style-name="T30">E</text:span><text:span text:style-name="T26">l criterio que </text:span><text:span text:style-name="T27">sigue </text:span><text:span text:style-name="T26">es que la mayoría de las veces </text:span><text:span text:style-name="T27">esos datos están </text:span><text:span text:style-name="T26">juntos, </text:span><text:span text:style-name="T27">por ejemplo, </text:span><text:span text:style-name="T30">el </text:span><text:span text:style-name="T27">contenido de </text:span><text:span text:style-name="T30">un </text:span><text:span text:style-name="T27">carrito de compras, </text:span><text:span text:style-name="T39">noticias de Google News</text:span><text:span text:style-name="T25">. </text:span><text:span text:style-name="T29">Puede trabajar en conjunto con la clasificación. </text:span><text:span text:style-name="T30">Algunos ejemplos de Clustering </text:span><text:span text:style-name="T31">que se pueden utilizar con Mahout </text:span><text:span text:style-name="T30">son: </text:span><text:span text:style-name="T27">Canopy, K-Means, Fuzzy K-Means. </text:span><text:span text:style-name="T39">Los consumidores pueden ser agrupados en segmentos (clústers), usando características en común como el país, la localidad, hábitos de consumo, edad o sexo.</text:span></text:p>
      <text:p text:style-name="P90"><draw:frame draw:style-name="fr4" draw:name="Image3" text:anchor-type="paragraph" svg:width="9.513cm" svg:height="6.583cm" draw:z-index="3"><draw:image xlink:href="Pictures/100002010000021800000173C237B4CF.png" xlink:type="simple" xlink:show="embed" xlink:actuate="onLoad"/></draw:frame></text:p>
      <text:p text:style-name="P89"><text:span text:style-name="T35">Figur</text:span><text:span text:style-name="T38">a</text:span><text:span text:style-name="T35"> </text:span><text:span text:style-name="T40">3</text:span><text:span text:style-name="T35"> </text:span><text:span text:style-name="T21">Ejemplo de agrupación de </text:span><text:span text:style-name="T35">Google News. </text:span><text:span text:style-name="T21">El detalle de un </text:span><text:span text:style-name="T35">snippet </text:span><text:span text:style-name="T21">de una noticia es mostrado</text:span><text:span text:style-name="T35">, </text:span><text:span text:style-name="T21">y links de otras noticias similares. </text:span><text:span text:style-name="T37">En “más detalles” hay un link </text:span><text:span text:style-name="T21">a todas las noticias que están guardadas </text:span><text:span text:style-name="T37">juntas</text:span><text:span text:style-name="T21">.</text:span></text:p>
      <text:p text:style-name="P94">La eficacia de estas técnicas es directamente proporcional con la cantidad de datos de entrenamiento. <text:span text:style-name="T111">No solo ayudarán a mejorar la precisión sino </text:span><text:soft-page-break/><text:span text:style-name="T111">que mientras más información haya aprendida, más rápido podrán producirse los resultados.</text:span></text:p>
      <text:p text:style-name="P88"><text:span text:style-name="T44">Además, Mahout es </text:span><text:span text:style-name="T21">un software escalable, </text:span><text:span text:style-name="T44">es decir que </text:span><text:span text:style-name="T21">tiene la habilidad para adaptarse ante un eventual crecimiento sin que se vea afectado su comportamiento. </text:span><text:span text:style-name="T111">Si se piensa en un escenario como la cantidad de fotos almacenados que tiene Facebook, de alrededor de más de medio billón de fotografías, o en el caso de Google News, con aproximadamente 3.5 millones de noticias nuevas por día, es imprescindible que el sistema pueda crecer, teniendo en cuenta que todas estas operaciones no las podría realizar una simple máquina. Sin una implementación como la de Mahout, estas tareas sería imposibles.</text:span></text:p>
      <text:p text:style-name="P95"><text:span text:style-name="T45">E</text:span><text:span text:style-name="T21">n este proyecto </text:span><text:span text:style-name="T46">se </text:span><text:span text:style-name="T47">implementa</text:span><text:span text:style-name="T46"> </text:span><text:span text:style-name="T21">la categoría de: </text:span><text:span text:style-name="T45">Recomendaciones.</text:span></text:p>
      <text:p text:style-name="P47"/>
      <text:h text:style-name="P173" text:outline-level="2" text:is-list-header="true"><draw:frame draw:style-name="fr5" draw:name="Image1" text:anchor-type="paragraph" svg:y="-0.383cm" svg:width="10.862cm" svg:height="8.267cm" draw:z-index="6"><draw:image xlink:href="Pictures/10000201000003BF000002DA35C1302D.png" xlink:type="simple" xlink:show="embed" xlink:actuate="onLoad"/></draw:frame><text:soft-page-break/></text:h>
      <text:p text:style-name="P48">Los motores de recomendación tienen dos categorías: user-based e ítem-based.</text:p>
      <text:p text:style-name="P48"><text:span text:style-name="T13">item-based</text:span>: descubrir items que te gustan, un ejemplo sería, podrias ver que items se parecen a los que ya te gustan.</text:p>
      <text:p text:style-name="P48"><text:span text:style-name="T13">User-based</text:span>: ver que le gusta a la gente con gustos similares a los tuyos</text:p>
      <text:p text:style-name="P49">Esta tecnica funciona sin importar si los items son libros, flores, incluso otras personas, o consultas de bases de datos.</text:p>
      <text:p text:style-name="P50">Content-based: <text:span text:style-name="T70">por ejemplo si te recomiendan este libro porque es de la misma editorial que otro que te gusto</text:span></text:p>
      <text:p text:style-name="P50"/>
      <text:p text:style-name="P50"/>
      <text:p text:style-name="P52">MACHETE (Como usar Mahout por Kalu)</text:p>
      <text:p text:style-name="P53">Para recomendacion</text:p>
      <text:p text:style-name="P50"><text:soft-page-break/>Mahout <text:span text:style-name="T70">contiene distintos tipos de motores de recomendación. Tiene muchos algoritmos. Empezaremos por el used-based.</text:span></text:p>
      <text:p text:style-name="P50"><text:span text:style-name="T70">Para construir un buen sistema de recomendaciones hay que agregar datos en los que se basara la recomendación. </text:span><text:span text:style-name="T72">Esta data se llama “preferencias” en lenguaje Mahout. </text:span></text:p>
      <text:p text:style-name="P51"><text:span text:style-name="T72">U</text:span><text:span text:style-name="T70">na preferencia consiste en: userID e itemID </text:span><text:span text:style-name="T73">y un numero de preferencia del usuario por el item. IDs en Mahout son siempre numeros, integers.</text:span></text:p>
      <text:p text:style-name="P61">El numero de preferencia podria ser cualquiera, mientras mas grande el numero, significa preferencia mas positiva.</text:p>
      <text:p text:style-name="P62">Pueden ser valores de 1 a 5. Donde 5 es el más favorito y 1 el menos.</text:p>
      <text:p text:style-name="P55">Se crea un archivo de texto con data de los usarios, del 1 al 5 y su preferencia. <text:span text:style-name="T112">(comma-separated)</text:span></text:p>
      <text:p text:style-name="P56">Mahout no exige que los items y usuarios sean numericos.</text:p>
      <text:p text:style-name="P25"><draw:frame draw:style-name="fr6" draw:name="Image5" text:anchor-type="paragraph" svg:width="14cm" svg:height="4.433cm" draw:z-index="7"><draw:image xlink:href="Pictures/1000020100000232000000B296A9AF19.png" xlink:type="simple" xlink:show="embed" xlink:actuate="onLoad"/></draw:frame></text:p>
      <text:p text:style-name="P57">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text:soft-page-break/>leyera los datos de la memoria. </text:p>
      <text:p text:style-name="P58">JDBC and MySQL</text:p>
      <text:p text:style-name="P58">Se accede via JDBC, por ahora anda con MySQL, funciona con todas las versiones de MySQL, incluso las mas antiguas, y tambien con otros motores ya que Mahout cumplió siempre que pudo con el standard ANSI-SQL, <text:span text:style-name="T113">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59">Como armar la tabla:</text:p>
      <text:p text:style-name="P59">Se deberá armar una tabla con nombre taste_preferences, con una columna user_id, otra con item_id y otra con preference.</text:p>
      <text:p text:style-name="P60"><draw:frame draw:style-name="fr6" draw:name="Image6" text:anchor-type="paragraph" svg:width="14cm" svg:height="3.505cm" draw:z-index="8"><draw:image xlink:href="Pictures/10000201000002170000008643E6B2CF.png" xlink:type="simple" xlink:show="embed" xlink:actuate="onLoad"/></draw:frame>Configurar la BD</text:p>
      <text:p text:style-name="P60">MysqlDataSource dataSource = new MysqlDataSource (); </text:p>
      <text:p text:style-name="P60">dataSource.setServerName("my_database_host"); </text:p>
      <text:p text:style-name="P60">dataSource.setUser("my_user"); </text:p>
      <text:p text:style-name="P60">dataSource.setPassword("my_password"); </text:p>
      <text:p text:style-name="P60">dataSource.setDatabaseName("my_database_name"); </text:p>
      <text:p text:style-name="P60">JDBCDataModel dataModel = new MySQLJDBCDataModel( </text:p>
      <text:p text:style-name="P60"><text:soft-page-break/>dataSource, "my_prefs_table", "my_user_column", </text:p>
      <text:p text:style-name="P60">"my_item_column", "my_pref_value_column");</text:p>
      <text:p text:style-name="P60"/>
      <text:p text:style-name="P60"/>
      <text:p text:style-name="P54">Para clasificación</text:p>
      <text:p text:style-name="P63">Hay que adaptar los datos de una forma tal que el clasificador de Mahout la entienda.</text:p>
      <text:p text:style-name="P63">Los datos son colectados y preprocesados para que el clasificador la pueda entender. </text:p>
      <text:p text:style-name="P63">Una vez que los datos son preprocesados y convertidos en un formato que entienda el clasificador, se requieren varios pasos para seleccionar un predictor y codificar la información en vectores, los vectores son las variables de entrada requeridas por el clasificador de Mahout.</text:p>
      <text:p text:style-name="P63"/>
      <text:p text:style-name="P63">Las variables pueden ser del tipo:</text:p>
      <text:p text:style-name="P63">Continuas</text:p>
      <text:p text:style-name="P63">Categóricas</text:p>
      <text:p text:style-name="P63">Word-like (del tipo palabras)</text:p>
      <text:p text:style-name="P63">Text-like (del tipo texto)</text:p>
      <text:p text:style-name="P63"><draw:frame draw:style-name="fr4" draw:name="Image7" text:anchor-type="paragraph" svg:width="9.169cm" svg:height="5.105cm" draw:z-index="9"><draw:image xlink:href="Pictures/1000020100000184000000D8D623A484.png" xlink:type="simple" xlink:show="embed" xlink:actuate="onLoad"/></draw:frame><text:soft-page-break/></text:p>
      <text:p text:style-name="P63"><draw:frame draw:style-name="fr4" draw:name="Image8" text:anchor-type="paragraph" svg:width="7.705cm" svg:height="5.045cm" draw:z-index="10"><draw:image xlink:href="Pictures/1000020100000145000000E21283AF84.png" xlink:type="simple" xlink:show="embed" xlink:actuate="onLoad"/></draw:frame></text:p>
      <text:p text:style-name="P64">Vectores: Son el tipo de entrada que aceptan los algoritmos de clasificación. (Vectores de números), <text:span text:style-name="T114">almacenan en formato de float números indexados por enteros.</text:span></text:p>
      <text:p text:style-name="P64">En orden de codificar datos como vectores, la información debe ser pasada en un registro simple en formato clasificable, listo para el parseo y la vectorización.</text:p>
      <text:p text:style-name="P64">Dos pasos:</text:p>
      <text:p text:style-name="P64">Preprocesar los datos: Dentro de registros con campos idénticos, pueden ser: continuos, categóricos, como palabras o como texto.</text:p>
      <text:p text:style-name="P64"><text:soft-page-break/>Convertir datos a vectores: Se puede hacer con <text:span text:style-name="T114">el parseador de </text:span>Lucene y <text:span text:style-name="T114">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4">Luego hay que tokenizar y vectorizar. Para variables continuas el parseo puede ser trivial, pero para las categóricas, de tipo texto o de tipo palabra la vectorización puede ser compleja. </text:p>
      <text:p text:style-name="P65">1° Identificar variables predictoras, se selecciona una variable destino que concuerde con el objetivo a clasificar.</text:p>
      <text:p text:style-name="P65"/>
      <text:p text:style-name="P64"/>
      <text:p text:style-name="P64"/>
      <text:h text:style-name="P178" text:outline-level="2"><text:bookmark-start text:name="__RefHeading__9843_1679555401"/>Minería de Datos<text:bookmark-end text:name="__RefHeading__9843_1679555401"/></text:h>
      <text:p text:style-name="P25"/>
      <text:p text:style-name="P25"/>
      <text:h text:style-name="P184" text:outline-level="3" text:is-list-header="true"/>
      <text:p text:style-name="P8"><text:toc-mark-start text:id="IMark126671128" text:outline-level="1"/>CAPÍTULO IV<text:toc-mark-end text:id="IMark126671128"/></text:p>
      <text:h text:style-name="P164"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5"/>
      <text:p text:style-name="P25"/>
      <text:h text:style-name="Heading_20_3" text:outline-level="3"><text:bookmark-start text:name="__RefHeading__9871_1679555401"/>Estructura de las aplicaciones WEB<text:bookmark-end text:name="__RefHeading__9871_1679555401"/></text:h>
      <text:p text:style-name="P25">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5"><text:soft-page-break/>El navegador web manda peticiones a la capa intermedia que ofrece servicios valiéndose de consultas y actualizaciones a la base de datos y a su vez proporciona una interfaz de usuario.</text:p>
      <text:p text:style-name="P25"/>
      <text:p text:style-name="P25"/>
      <text:h text:style-name="P173" text:outline-level="2"><text:bookmark-start text:name="__RefHeading__9873_1679555401"/>Jquery<text:bookmark-end text:name="__RefHeading__9873_1679555401"/></text:h>
      <text:p text:style-name="P25">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5">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5">jQuery consiste en un único fichero JavaScript que contiene las funcionalidades comunes de DOM, eventos, efectos y AJAX.</text:p>
      <text:p text:style-name="P25">La característica principal de la biblioteca es que permite cambiar el contenido de una página web sin necesidad de recargarla, mediante la manipulación del árbol DOM y peticiones AJAX. Para ello utiliza las funciones $() o jQuery().</text:p>
      <text:p text:style-name="P25"/>
      <text:p text:style-name="P25"><text:soft-page-break/></text:p>
      <text:h text:style-name="P179" text:outline-level="2"><text:bookmark-start text:name="__RefHeading__9875_1679555401"/>Bootstrap<text:bookmark-end text:name="__RefHeading__9875_1679555401"/></text:h>
      <text:p text:style-name="P12"><text:toc-mark-start text:id="IMark117172152" text:outline-level="1"/>DESARROLLO DE INGENIERÍA<text:toc-mark-end text:id="IMark117172152"/></text:p>
      <text:p text:style-name="P14"><text:toc-mark-start text:id="IMark126671128" text:outline-level="1"/>CAPÍTULO V<text:toc-mark-end text:id="IMark126671128"/></text:p>
      <text:h text:style-name="P164" text:outline-level="1"><text:bookmark-start text:name="__RefHeading__9877_1679555401"/>Descripción general de la arquitectura<text:bookmark-end text:name="__RefHeading__9877_1679555401"/></text:h>
      <text:p text:style-name="P25"/>
      <text:p text:style-name="P25"/>
      <text:p text:style-name="P8"><text:toc-mark text:string-value="CAPÍTULO VI" text:outline-level="1"/><text:toc-mark text:string-value="CAPÍTULO VIII" text:outline-level="1"/>CAPÍTULO VIII</text:p>
      <text:h text:style-name="P164" text:outline-level="1"><text:bookmark-start text:name="__RefHeading__9915_1679555401"/>Interfaz de usuario<text:bookmark-end text:name="__RefHeading__9915_1679555401"/></text:h>
      <text:p text:style-name="P25">La interfaz de usuario desarrollada es una aplicación web. Como se mencionó anteriormente, la arquitectura permite que el módulo de interfaz de usuario sea cualquier otro, por ejemplo una consola de texto.</text:p>
      <text:p text:style-name="P25">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5">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5">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5"/>
      <text:p text:style-name="P25"/>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7"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8">CONCLUSIONES</text:p>
      <text:p text:style-name="P25">Los objetivos planteados en la formulación del trabajo fueron alcanzados.</text:p>
      <text:p text:style-name="P25">Tras la investigación desarrollada sobre los sistemas de monitoreo y gestión ambiental, se implementó un prototipo de sistema que cumple con los objetivos enumerados en la propuesta de solución, en detalle:</text:p>
      <text:p text:style-name="P25"/>
      <text:list xml:id="list2147875393011523235" text:style-name="L3">
        <text:list-item>
          <text:p text:style-name="P133">La arquitectura del sistema resultante es modular y versátil. Cada uno de los módulos que componen el sistema, es independiente entre sí. Además la interacción entre ellos está dada por interfaces claramente definidas.</text:p>
        </text:list-item>
      </text:list>
      <text:p text:style-name="P25"/>
      <text:list xml:id="list190343248303700" text:continue-numbering="true" text:style-name="L3">
        <text:list-item>
          <text:p text:style-name="P133">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5"/>
      <text:list xml:id="list190343869580256" text:continue-numbering="true" text:style-name="L3">
        <text:list-item>
          <text:p text:style-name="P133">Se utiliza el protocolo estándar SNMP para la comunicación. Esto permite que el equipo de comunicación y medición pueda ser <text:soft-page-break/>integrado a otros sistemas de monitoreo existentes.</text:p>
        </text:list-item>
      </text:list>
      <text:p text:style-name="P25"/>
      <text:list xml:id="list190343429186996" text:continue-numbering="true" text:style-name="L3">
        <text:list-item>
          <text:p text:style-name="P133">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3">,</text:span><text:span text:style-name="T70"> por lo tanto si falla por algún motivo el módulo colector, se tienen de respaldo los datos almacenados en la memoria micro SD.</text:span></text:p>
        </text:list-item>
      </text:list>
      <text:p text:style-name="P25"/>
      <text:list xml:id="list190343310223091" text:continue-numbering="true" text:style-name="L3">
        <text:list-item>
          <text:p text:style-name="P133">El módulo de interfaz de usuario desarrollado, permite configurar los módulos que componen al sistema. Además, permite consultar y analizar los datos almacenados.</text:p>
        </text:list-item>
      </text:list>
      <text:p text:style-name="P25"/>
      <text:list xml:id="list190342597765302" text:continue-numbering="true" text:style-name="L3">
        <text:list-item>
          <text:p text:style-name="P133">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5"/>
      <text:list xml:id="list190343668828061" text:continue-numbering="true" text:style-name="L3">
        <text:list-item>
          <text:p text:style-name="P133">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5"/>
      <text:p text:style-name="P25">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5"/>
      <text:p text:style-name="P8"><text:toc-mark-start text:id="IMark126169288" text:outline-level="1"/>LÍNEAS FUTURAS<text:toc-mark-end text:id="IMark126169288"/></text:p>
      <text:p text:style-name="P25">Como líneas futuras de este trabajo podrían nombrarse:</text:p>
      <text:p text:style-name="P25"/>
      <text:p text:style-name="P37"/>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3">Bibliografía</text:p>
          </text:index-title>
          <text:p text:style-name="P106"><text:span text:style-name="T15">FDARMA: </text:span>Dirk Riehle, <text:span text:style-name="T10">“Framework Design: A Role Modeling Approach”</text:span>, <text:span text:style-name="T102">Dissertation N° 13509, ETH Zürich 2000, </text:span>Swiss Federal Institute of Technology<text:span text:style-name="T102">.</text:span></text:p>
          <text:p text:style-name="P110"/>
          <text:p text:style-name="P111"><text:span text:style-name="T17">FSBD: </text:span>Elmasri, Navathe, “Fundamentos de Sistemas de Bases de Datos”, 3º Edición, Editorial Addison Wesley 2000, ISBN </text:p>
          <text:p text:style-name="P111"/>
          <text:p text:style-name="P110"><text:span text:style-name="T13">IASDBD: </text:span>C. J. Date, <text:span text:style-name="T12">“Introducción A Los Sistemas De Bases de Datos”</text:span>, Séptima Edición, Editorial Pearson, ISBN 968-444-419-2</text:p>
          <text:p text:style-name="P110"/>
          <text:p text:style-name="P105"><text:span text:style-name="T13">IAUEM: </text:span>Stuart Russell, Peter Norvig <text:span text:style-name="T10">“Inteligencia Artificial: Un enfoque Moderno”</text:span> Editorial Pretice Hall 1996, ISBN 968-880-682-X.</text:p>
          <text:p text:style-name="P107"/>
          <text:p text:style-name="P103"><text:span text:style-name="T13">JQY001:</text:span> <text:span text:style-name="T10">"Documentación oficial <text:s/>jQuery"</text:span>, http://jquery.com.</text:p>
          <text:p text:style-name="P108"/>
          <text:p text:style-name="P109"><text:span text:style-name="T13">MIA: </text:span><text:span text:style-name="T70">Sean Owen, Robin Anil, Ted Dunning, Ellen Friedman,</text:span><text:span text:style-name="T13"> </text:span><text:span text:style-name="T10">“Mahout In Action”</text:span>, <text:span text:style-name="T105">Editorial Manning 2012,</text:span> ISBN 978-193-518-268-9<text:span text:style-name="T104">. </text:span></text:p>
          <text:p text:style-name="P107"/>
          <text:p text:style-name="P104"><text:span text:style-name="T14">ML: </text:span><text:span text:style-name="T71">Tom Mitchell, “</text:span><text:span text:style-name="T101">Machine Learning”, Editorial McGraw Hill 1997, ISBN 0-07-042807-7.</text:span></text:p>
          <text:p text:style-name="P105"/>
          <text:p text:style-name="P106"><text:span text:style-name="T16">MSQL</text:span><text:span text:style-name="T13">:</text:span><text:span text:style-name="T10"> "Documentación oficial <text:s/></text:span><text:span text:style-name="T11">MySQL</text:span><text:span text:style-name="T10">"</text:span>, <text:span text:style-name="T103">http://dev.mysql.com/doc.</text:span></text:p>
          <text:p text:style-name="P106"/>
          <text:p text:style-name="P101"><text:span text:style-name="T13">WIK001:</text:span> <text:span text:style-name="T10">"Aplicación WEB"</text:span>, http://es.wikipedia.org/wiki/Aplicacion_web, Wikipedia.</text:p>
          <text:p text:style-name="P101"/>
          <text:p text:style-name="P102"/>
          <text:p text:style-name="P101"/>
        </text:index-body>
      </text:bibliography>
      <text:p text:style-name="P6"/>
      <text:p text:style-name="P7"/>
      <text:p text:style-name="P5"/>
      <text:p text:style-name="P8"><text:toc-mark-start text:id="IMark117172152" text:outline-level="1"/>APÉNDICE<text:toc-mark-end text:id="IMark117172152"/></text:p>
      <text:h text:style-name="Heading_20_10" text:outline-level="10"/>
      <text:p text:style-name="P73">Herramientas utilizadas:</text:p>
      <text:p text:style-name="P73">Spring Framework 4.1.1</text:p>
      <text:p text:style-name="P73">Java 7</text:p>
      <text:p text:style-name="P73">MySQL 5.5.44-0ubuntu0.14.04.1</text:p>
      <text:p text:style-name="P74">Weka 3.6</text:p>
      <text:p text:style-name="P74"/>
      <text:p text:style-name="P75"/>
      <text:p text:style-name="P75"/>
      <text:p text:style-name="P74"/>
      <text:p text:style-name="P74"/>
      <text:p text:style-name="P71">Introduccion: mencionar como minimizare el tpo de rta.</text:p>
      <text:p text:style-name="P71">Marco teorico: Explicar sin tanta profundidad conceptos que hay que conocer para entender el trabajo: motores de bd, IA, Weka, SQL, Spring.</text:p>
      <text:p text:style-name="P100">DESARROLLO DE INGENIERÍA: Digo la verdad, hablar de la arquitectura utilizada, enfocar en cada parte del trabajo (del marco teorico)</text:p>
      <text:p text:style-name="P75"/>
      <text:p text:style-name="P87">Algoritmos eficientes <text:span text:style-name="T100">de BD</text:span>:</text:p>
      <text:p text:style-name="P87">1. No haga dso veces lo que pueda hacer una vez.</text:p>
      <text:p text:style-name="P87">2. No haga una vez lo que puede evitar hacer.</text:p>
      <text:p text:style-name="P87"><text:soft-page-break/>3. No represente diferencias innecesarias.</text:p>
      <text:p text:style-name="P3"/>
      <text:p text:style-name="P4"/>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61</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6H41M13S</meta:editing-duration>
    <meta:editing-cycles>556</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3T19:03:42.067055978</dc:date>
    <dc:creator>kalu </dc:creator>
    <meta:printed-by>Andrés Alberto Almécija</meta:printed-by>
    <meta:print-date>2014-03-11T00:10:13.430000000</meta:print-date>
    <meta:document-statistic meta:table-count="0" meta:image-count="18" meta:object-count="0" meta:page-count="61" meta:paragraph-count="426" meta:word-count="9104" meta:character-count="58221" meta:non-whitespace-character-count="49361"/>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